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_2021_eval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odds_1</text:p>
          </table:table-cell>
          <table:table-cell office:value-type="string" calcext:value-type="string">
            <text:p>odds_X</text:p>
          </table:table-cell>
          <table:table-cell office:value-type="string" calcext:value-type="string">
            <text:p>odds_2</text:p>
          </table:table-cell>
          <table:table-cell office:value-type="string" calcext:value-type="string">
            <text:p>HomeProb</text:p>
          </table:table-cell>
          <table:table-cell office:value-type="string" calcext:value-type="string">
            <text:p>DrawProb</text:p>
          </table:table-cell>
          <table:table-cell office:value-type="string" calcext:value-type="string">
            <text:p>AwayProb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HomeEV</text:p>
          </table:table-cell>
          <table:table-cell office:value-type="string" calcext:value-type="string">
            <text:p>DrawEV</text:p>
          </table:table-cell>
          <table:table-cell office:value-type="string" calcext:value-type="string">
            <text:p>AwayEV</text:p>
          </table:table-cell>
          <table:table-cell/>
          <table:table-cell office:value-type="string" calcext:value-type="string">
            <text:p>Bet</text:p>
          </table:table-cell>
          <table:table-cell table:number-columns-repeated="3"/>
          <table:table-cell office:value-type="string" calcext:value-type="string">
            <text:p>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1:4</text:p>
          </table:table-cell>
          <table:table-cell office:value-type="float" office:value="3" calcext:value-type="float">
            <text:p>3</text:p>
          </table:table-cell>
          <table:table-cell office:value-type="float" office:value="3.52" calcext:value-type="float">
            <text:p>3.52</text:p>
          </table:table-cell>
          <table:table-cell office:value-type="float" office:value="2.4" calcext:value-type="float">
            <text:p>2.4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019" calcext:value-type="float">
            <text:p>0.4019</text:p>
          </table:table-cell>
          <table:table-cell office:value-type="string" calcext:value-type="string">
            <text:p>away</text:p>
          </table:table-cell>
          <table:table-cell table:formula="of:=([.I2]*([.F2]-1))-(1-[.I2])" office:value-type="float" office:value="-0.2602" calcext:value-type="float">
            <text:p>-0.2602</text:p>
          </table:table-cell>
          <table:table-cell table:formula="of:=([.J2]*([.G2]-1))-(1-[.J2])" office:value-type="float" office:value="0.236224" calcext:value-type="float">
            <text:p>0.236224</text:p>
          </table:table-cell>
          <table:table-cell table:formula="of:=([.K2]*([.H2]-1))-(1-[.K2])" office:value-type="float" office:value="-0.0354399999999999" calcext:value-type="float">
            <text:p>-0.03544</text:p>
          </table:table-cell>
          <table:table-cell/>
          <table:table-cell table:formula="of:=IF([.M2]&gt;0.1;IF([.M2]&gt;[.N2];IF([.M2]&gt;[.O2];[.M2];0);0);0)" office:value-type="float" office:value="0" calcext:value-type="float">
            <text:p>0</text:p>
          </table:table-cell>
          <table:table-cell table:formula="of:=IF([.N2]&gt;0.1;IF([.N2]&gt;[.M2];IF([.N2]&gt;[.O2];[.N2];0);0);0)" office:value-type="float" office:value="0.236224" calcext:value-type="float">
            <text:p>0.236224</text:p>
          </table:table-cell>
          <table:table-cell table:formula="of:=IF([.O2]&gt;0.1;IF([.O2]&gt;[.M2];IF([.O2]&gt;[.N2];[.O2];0);0);0)" office:value-type="float" office:value="0" calcext:value-type="float">
            <text:p>0</text:p>
          </table:table-cell>
          <table:table-cell table:formula="of:=SUM([.Q$1:.Q$1048576];[.R$1:.R$1048576];[.S$1:.S$1048576])" office:value-type="float" office:value="36.753385" calcext:value-type="float">
            <text:p>36.753385</text:p>
          </table:table-cell>
          <table:table-cell table:formula="of:=IF([.Q2]&gt;0;IF([.L2]=&quot;home&quot;;[.Q2]*[.F2];0);0)" office:value-type="float" office:value="0" calcext:value-type="float">
            <text:p>0</text:p>
          </table:table-cell>
          <table:table-cell table:formula="of:=IF([.R2]&gt;0;IF([.L2]=&quot;draw&quot;;[.R2]*[.G2];0);0)" office:value-type="float" office:value="0" calcext:value-type="float">
            <text:p>0</text:p>
          </table:table-cell>
          <table:table-cell table:formula="of:=IF([.S2]&gt;0;IF([.L2]=&quot;away&quot;;[.S2]*[.H2];0);0)" office:value-type="float" office:value="0" calcext:value-type="float">
            <text:p>0</text:p>
          </table:table-cell>
          <table:table-cell table:formula="of:=SUM([.U$1:.U$1048576];[.V$1:.V$1048576];[.W$1:.W$1048576])" office:value-type="float" office:value="23.68410645" calcext:value-type="float">
            <text:p>23.68410645</text:p>
          </table:table-cell>
          <table:table-cell/>
        </table:table-row>
        <table:table-row table:style-name="ro1">
          <table:table-cell office:value-type="string" calcext:value-type="string">
            <text:p>31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1:2</text:p>
          </table:table-cell>
          <table:table-cell office:value-type="float" office:value="3.64" calcext:value-type="float">
            <text:p>3.64</text:p>
          </table:table-cell>
          <table:table-cell office:value-type="float" office:value="3.69" calcext:value-type="float">
            <text:p>3.69</text:p>
          </table:table-cell>
          <table:table-cell office:value-type="float" office:value="2.04" calcext:value-type="float">
            <text:p>2.04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3901" calcext:value-type="float">
            <text:p>0.3901</text:p>
          </table:table-cell>
          <table:table-cell office:value-type="string" calcext:value-type="string">
            <text:p>away</text:p>
          </table:table-cell>
          <table:table-cell table:formula="of:=([.I3]*([.F3]-1))-(1-[.I3])" office:value-type="float" office:value="-0.0233879999999999" calcext:value-type="float">
            <text:p>-0.023388</text:p>
          </table:table-cell>
          <table:table-cell table:formula="of:=([.J3]*([.G3]-1))-(1-[.J3])" office:value-type="float" office:value="0.260135" calcext:value-type="float">
            <text:p>0.260135</text:p>
          </table:table-cell>
          <table:table-cell table:formula="of:=([.K3]*([.H3]-1))-(1-[.K3])" office:value-type="float" office:value="-0.204196" calcext:value-type="float">
            <text:p>-0.204196</text:p>
          </table:table-cell>
          <table:table-cell/>
          <table:table-cell table:formula="of:=IF([.M3]&gt;0.1;IF([.M3]&gt;[.N3];IF([.M3]&gt;[.O3];[.M3];0);0);0)" office:value-type="float" office:value="0" calcext:value-type="float">
            <text:p>0</text:p>
          </table:table-cell>
          <table:table-cell table:formula="of:=IF([.N3]&gt;0.1;IF([.N3]&gt;[.M3];IF([.N3]&gt;[.O3];[.N3];0);0);0)" office:value-type="float" office:value="0.260135" calcext:value-type="float">
            <text:p>0.260135</text:p>
          </table:table-cell>
          <table:table-cell table:formula="of:=IF([.O3]&gt;0.1;IF([.O3]&gt;[.M3];IF([.O3]&gt;[.N3];[.O3];0);0);0)" office:value-type="float" office:value="0" calcext:value-type="float">
            <text:p>0</text:p>
          </table:table-cell>
          <table:table-cell/>
          <table:table-cell table:formula="of:=IF([.Q3]&gt;0;IF([.L3]=&quot;home&quot;;[.Q3]*[.F3];0);0)" office:value-type="float" office:value="0" calcext:value-type="float">
            <text:p>0</text:p>
          </table:table-cell>
          <table:table-cell table:formula="of:=IF([.R3]&gt;0;IF([.L3]=&quot;draw&quot;;[.R3]*[.G3];0);0)" office:value-type="float" office:value="0" calcext:value-type="float">
            <text:p>0</text:p>
          </table:table-cell>
          <table:table-cell table:formula="of:=IF([.S3]&gt;0;IF([.L3]=&quot;away&quot;;[.S3]*[.H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3:1</text:p>
          </table:table-cell>
          <table:table-cell office:value-type="float" office:value="2.65" calcext:value-type="float">
            <text:p>2.65</text:p>
          </table:table-cell>
          <table:table-cell office:value-type="float" office:value="3.18" calcext:value-type="float">
            <text:p>3.18</text:p>
          </table:table-cell>
          <table:table-cell office:value-type="float" office:value="2.9" calcext:value-type="float">
            <text:p>2.9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528" calcext:value-type="float">
            <text:p>0.3528</text:p>
          </table:table-cell>
          <table:table-cell office:value-type="string" calcext:value-type="string">
            <text:p>home</text:p>
          </table:table-cell>
          <table:table-cell table:formula="of:=([.I4]*([.F4]-1))-(1-[.I4])" office:value-type="float" office:value="-0.28344" calcext:value-type="float">
            <text:p>-0.28344</text:p>
          </table:table-cell>
          <table:table-cell table:formula="of:=([.J4]*([.G4]-1))-(1-[.J4])" office:value-type="float" office:value="0.198224" calcext:value-type="float">
            <text:p>0.198224</text:p>
          </table:table-cell>
          <table:table-cell table:formula="of:=([.K4]*([.H4]-1))-(1-[.K4])" office:value-type="float" office:value="0.02312" calcext:value-type="float">
            <text:p>0.02312</text:p>
          </table:table-cell>
          <table:table-cell/>
          <table:table-cell table:formula="of:=IF([.M4]&gt;0.1;IF([.M4]&gt;[.N4];IF([.M4]&gt;[.O4];[.M4];0);0);0)" office:value-type="float" office:value="0" calcext:value-type="float">
            <text:p>0</text:p>
          </table:table-cell>
          <table:table-cell table:formula="of:=IF([.N4]&gt;0.1;IF([.N4]&gt;[.M4];IF([.N4]&gt;[.O4];[.N4];0);0);0)" office:value-type="float" office:value="0.198224" calcext:value-type="float">
            <text:p>0.198224</text:p>
          </table:table-cell>
          <table:table-cell table:formula="of:=IF([.O4]&gt;0.1;IF([.O4]&gt;[.M4];IF([.O4]&gt;[.N4];[.O4];0);0);0)" office:value-type="float" office:value="0" calcext:value-type="float">
            <text:p>0</text:p>
          </table:table-cell>
          <table:table-cell/>
          <table:table-cell table:formula="of:=IF([.Q4]&gt;0;IF([.L4]=&quot;home&quot;;[.Q4]*[.F4];0);0)" office:value-type="float" office:value="0" calcext:value-type="float">
            <text:p>0</text:p>
          </table:table-cell>
          <table:table-cell table:formula="of:=IF([.R4]&gt;0;IF([.L4]=&quot;draw&quot;;[.R4]*[.G4];0);0)" office:value-type="float" office:value="0" calcext:value-type="float">
            <text:p>0</text:p>
          </table:table-cell>
          <table:table-cell table:formula="of:=IF([.S4]&gt;0;IF([.L4]=&quot;away&quot;;[.S4]*[.H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2:2</text:p>
          </table:table-cell>
          <table:table-cell office:value-type="float" office:value="1.28" calcext:value-type="float">
            <text:p>1.28</text:p>
          </table:table-cell>
          <table:table-cell office:value-type="float" office:value="6.17" calcext:value-type="float">
            <text:p>6.17</text:p>
          </table:table-cell>
          <table:table-cell office:value-type="float" office:value="10.67" calcext:value-type="float">
            <text:p>10.67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draw</text:p>
          </table:table-cell>
          <table:table-cell table:formula="of:=([.I5]*([.F5]-1))-(1-[.I5])" office:value-type="float" office:value="-0.0216959999999999" calcext:value-type="float">
            <text:p>-0.021696</text:p>
          </table:table-cell>
          <table:table-cell table:formula="of:=([.J5]*([.G5]-1))-(1-[.J5])" office:value-type="float" office:value="0.19698" calcext:value-type="float">
            <text:p>0.19698</text:p>
          </table:table-cell>
          <table:table-cell table:formula="of:=([.K5]*([.H5]-1))-(1-[.K5])" office:value-type="float" office:value="-0.580669" calcext:value-type="float">
            <text:p>-0.580669</text:p>
          </table:table-cell>
          <table:table-cell/>
          <table:table-cell table:formula="of:=IF([.M5]&gt;0.1;IF([.M5]&gt;[.N5];IF([.M5]&gt;[.O5];[.M5];0);0);0)" office:value-type="float" office:value="0" calcext:value-type="float">
            <text:p>0</text:p>
          </table:table-cell>
          <table:table-cell table:formula="of:=IF([.N5]&gt;0.1;IF([.N5]&gt;[.M5];IF([.N5]&gt;[.O5];[.N5];0);0);0)" office:value-type="float" office:value="0.19698" calcext:value-type="float">
            <text:p>0.19698</text:p>
          </table:table-cell>
          <table:table-cell table:formula="of:=IF([.O5]&gt;0.1;IF([.O5]&gt;[.M5];IF([.O5]&gt;[.N5];[.O5];0);0);0)" office:value-type="float" office:value="0" calcext:value-type="float">
            <text:p>0</text:p>
          </table:table-cell>
          <table:table-cell/>
          <table:table-cell table:formula="of:=IF([.Q5]&gt;0;IF([.L5]=&quot;home&quot;;[.Q5]*[.F5];0);0)" office:value-type="float" office:value="0" calcext:value-type="float">
            <text:p>0</text:p>
          </table:table-cell>
          <table:table-cell table:formula="of:=IF([.R5]&gt;0;IF([.L5]=&quot;draw&quot;;[.R5]*[.G5];0);0)" office:value-type="float" office:value="1.2153666" calcext:value-type="float">
            <text:p>1.2153666</text:p>
          </table:table-cell>
          <table:table-cell table:formula="of:=IF([.S5]&gt;0;IF([.L5]=&quot;away&quot;;[.S5]*[.H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0:2</text:p>
          </table:table-cell>
          <table:table-cell office:value-type="float" office:value="1.15" calcext:value-type="float">
            <text:p>1.15</text:p>
          </table:table-cell>
          <table:table-cell office:value-type="float" office:value="8.77" calcext:value-type="float">
            <text:p>8.77</text:p>
          </table:table-cell>
          <table:table-cell office:value-type="float" office:value="20.03" calcext:value-type="float">
            <text:p>20.03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713" calcext:value-type="float">
            <text:p>0.0713</text:p>
          </table:table-cell>
          <table:table-cell office:value-type="string" calcext:value-type="string">
            <text:p>away</text:p>
          </table:table-cell>
          <table:table-cell table:formula="of:=([.I6]*([.F6]-1))-(1-[.I6])" office:value-type="float" office:value="-0.18212" calcext:value-type="float">
            <text:p>-0.18212</text:p>
          </table:table-cell>
          <table:table-cell table:formula="of:=([.J6]*([.G6]-1))-(1-[.J6])" office:value-type="float" office:value="0.891689" calcext:value-type="float">
            <text:p>0.891689</text:p>
          </table:table-cell>
          <table:table-cell table:formula="of:=([.K6]*([.H6]-1))-(1-[.K6])" office:value-type="float" office:value="0.428139" calcext:value-type="float">
            <text:p>0.428139</text:p>
          </table:table-cell>
          <table:table-cell/>
          <table:table-cell table:formula="of:=IF([.M6]&gt;0.1;IF([.M6]&gt;[.N6];IF([.M6]&gt;[.O6];[.M6];0);0);0)" office:value-type="float" office:value="0" calcext:value-type="float">
            <text:p>0</text:p>
          </table:table-cell>
          <table:table-cell table:formula="of:=IF([.N6]&gt;0.1;IF([.N6]&gt;[.M6];IF([.N6]&gt;[.O6];[.N6];0);0);0)" office:value-type="float" office:value="0.891689" calcext:value-type="float">
            <text:p>0.891689</text:p>
          </table:table-cell>
          <table:table-cell table:formula="of:=IF([.O6]&gt;0.1;IF([.O6]&gt;[.M6];IF([.O6]&gt;[.N6];[.O6];0);0);0)" office:value-type="float" office:value="0" calcext:value-type="float">
            <text:p>0</text:p>
          </table:table-cell>
          <table:table-cell/>
          <table:table-cell table:formula="of:=IF([.Q6]&gt;0;IF([.L6]=&quot;home&quot;;[.Q6]*[.F6];0);0)" office:value-type="float" office:value="0" calcext:value-type="float">
            <text:p>0</text:p>
          </table:table-cell>
          <table:table-cell table:formula="of:=IF([.R6]&gt;0;IF([.L6]=&quot;draw&quot;;[.R6]*[.G6];0);0)" office:value-type="float" office:value="0" calcext:value-type="float">
            <text:p>0</text:p>
          </table:table-cell>
          <table:table-cell table:formula="of:=IF([.S6]&gt;0;IF([.L6]=&quot;away&quot;;[.S6]*[.H6];0);0)" office:value-type="float" office:value="0" calcext:value-type="float">
            <text:p>0</text:p>
          </table:table-cell>
          <table:table-cell/>
          <table:table-cell office:value-type="string" calcext:value-type="string">
            <text:p>ROI </text:p>
          </table:table-cell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0:1</text:p>
          </table:table-cell>
          <table:table-cell office:value-type="float" office:value="3.27" calcext:value-type="float">
            <text:p>3.27</text:p>
          </table:table-cell>
          <table:table-cell office:value-type="float" office:value="3.47" calcext:value-type="float">
            <text:p>3.47</text:p>
          </table:table-cell>
          <table:table-cell office:value-type="float" office:value="2.26" calcext:value-type="float">
            <text:p>2.26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5453" calcext:value-type="float">
            <text:p>0.5453</text:p>
          </table:table-cell>
          <table:table-cell office:value-type="string" calcext:value-type="string">
            <text:p>away</text:p>
          </table:table-cell>
          <table:table-cell table:formula="of:=([.I7]*([.F7]-1))-(1-[.I7])" office:value-type="float" office:value="-0.224029" calcext:value-type="float">
            <text:p>-0.224029</text:p>
          </table:table-cell>
          <table:table-cell table:formula="of:=([.J7]*([.G7]-1))-(1-[.J7])" office:value-type="float" office:value="-0.266095" calcext:value-type="float">
            <text:p>-0.266095</text:p>
          </table:table-cell>
          <table:table-cell table:formula="of:=([.K7]*([.H7]-1))-(1-[.K7])" office:value-type="float" office:value="0.232378" calcext:value-type="float">
            <text:p>0.232378</text:p>
          </table:table-cell>
          <table:table-cell/>
          <table:table-cell table:formula="of:=IF([.M7]&gt;0.1;IF([.M7]&gt;[.N7];IF([.M7]&gt;[.O7];[.M7];0);0);0)" office:value-type="float" office:value="0" calcext:value-type="float">
            <text:p>0</text:p>
          </table:table-cell>
          <table:table-cell table:formula="of:=IF([.N7]&gt;0.1;IF([.N7]&gt;[.M7];IF([.N7]&gt;[.O7];[.N7];0);0);0)" office:value-type="float" office:value="0" calcext:value-type="float">
            <text:p>0</text:p>
          </table:table-cell>
          <table:table-cell table:formula="of:=IF([.O7]&gt;0.1;IF([.O7]&gt;[.M7];IF([.O7]&gt;[.N7];[.O7];0);0);0)" office:value-type="float" office:value="0.232378" calcext:value-type="float">
            <text:p>0.232378</text:p>
          </table:table-cell>
          <table:table-cell/>
          <table:table-cell table:formula="of:=IF([.Q7]&gt;0;IF([.L7]=&quot;home&quot;;[.Q7]*[.F7];0);0)" office:value-type="float" office:value="0" calcext:value-type="float">
            <text:p>0</text:p>
          </table:table-cell>
          <table:table-cell table:formula="of:=IF([.R7]&gt;0;IF([.L7]=&quot;draw&quot;;[.R7]*[.G7];0);0)" office:value-type="float" office:value="0" calcext:value-type="float">
            <text:p>0</text:p>
          </table:table-cell>
          <table:table-cell table:formula="of:=IF([.S7]&gt;0;IF([.L7]=&quot;away&quot;;[.S7]*[.H7];0);0)" office:value-type="float" office:value="0.52517428" calcext:value-type="float">
            <text:p>0.52517428</text:p>
          </table:table-cell>
          <table:table-cell/>
          <table:table-cell table:formula="of:=[.X2]/[.T2]" office:value-type="float" office:value="0.644406126129607" calcext:value-type="float">
            <text:p>0.644406126129607</text:p>
          </table:table-cell>
        </table:table-row>
        <table:table-row table:style-name="ro1">
          <table:table-cell office:value-type="string" calcext:value-type="string">
            <text:p>30 Oct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0:2</text:p>
          </table:table-cell>
          <table:table-cell office:value-type="float" office:value="2.54" calcext:value-type="float">
            <text:p>2.54</text:p>
          </table:table-cell>
          <table:table-cell office:value-type="float" office:value="3.51" calcext:value-type="float">
            <text:p>3.51</text:p>
          </table:table-cell>
          <table:table-cell office:value-type="float" office:value="2.81" calcext:value-type="float">
            <text:p>2.81</text:p>
          </table:table-cell>
          <table:table-cell office:value-type="float" office:value="0.428" calcext:value-type="float">
            <text:p>0.428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3187" calcext:value-type="float">
            <text:p>0.3187</text:p>
          </table:table-cell>
          <table:table-cell office:value-type="string" calcext:value-type="string">
            <text:p>away</text:p>
          </table:table-cell>
          <table:table-cell table:formula="of:=([.I8]*([.F8]-1))-(1-[.I8])" office:value-type="float" office:value="0.08712" calcext:value-type="float">
            <text:p>0.08712</text:p>
          </table:table-cell>
          <table:table-cell table:formula="of:=([.J8]*([.G8]-1))-(1-[.J8])" office:value-type="float" office:value="-0.115831" calcext:value-type="float">
            <text:p>-0.115831</text:p>
          </table:table-cell>
          <table:table-cell table:formula="of:=([.K8]*([.H8]-1))-(1-[.K8])" office:value-type="float" office:value="-0.104453" calcext:value-type="float">
            <text:p>-0.104453</text:p>
          </table:table-cell>
          <table:table-cell/>
          <table:table-cell table:formula="of:=IF([.M8]&gt;0.1;IF([.M8]&gt;[.N8];IF([.M8]&gt;[.O8];[.M8];0);0);0)" office:value-type="float" office:value="0" calcext:value-type="float">
            <text:p>0</text:p>
          </table:table-cell>
          <table:table-cell table:formula="of:=IF([.N8]&gt;0.1;IF([.N8]&gt;[.M8];IF([.N8]&gt;[.O8];[.N8];0);0);0)" office:value-type="float" office:value="0" calcext:value-type="float">
            <text:p>0</text:p>
          </table:table-cell>
          <table:table-cell table:formula="of:=IF([.O8]&gt;0.1;IF([.O8]&gt;[.M8];IF([.O8]&gt;[.N8];[.O8];0);0);0)" office:value-type="float" office:value="0" calcext:value-type="float">
            <text:p>0</text:p>
          </table:table-cell>
          <table:table-cell/>
          <table:table-cell table:formula="of:=IF([.Q8]&gt;0;IF([.L8]=&quot;home&quot;;[.Q8]*[.F8];0);0)" office:value-type="float" office:value="0" calcext:value-type="float">
            <text:p>0</text:p>
          </table:table-cell>
          <table:table-cell table:formula="of:=IF([.R8]&gt;0;IF([.L8]=&quot;draw&quot;;[.R8]*[.G8];0);0)" office:value-type="float" office:value="0" calcext:value-type="float">
            <text:p>0</text:p>
          </table:table-cell>
          <table:table-cell table:formula="of:=IF([.S8]&gt;0;IF([.L8]=&quot;away&quot;;[.S8]*[.H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1:2</text:p>
          </table:table-cell>
          <table:table-cell office:value-type="float" office:value="2.84" calcext:value-type="float">
            <text:p>2.84</text:p>
          </table:table-cell>
          <table:table-cell office:value-type="float" office:value="3.43" calcext:value-type="float">
            <text:p>3.43</text:p>
          </table:table-cell>
          <table:table-cell office:value-type="float" office:value="2.57" calcext:value-type="float">
            <text:p>2.57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1891" calcext:value-type="float">
            <text:p>0.1891</text:p>
          </table:table-cell>
          <table:table-cell office:value-type="string" calcext:value-type="string">
            <text:p>away</text:p>
          </table:table-cell>
          <table:table-cell table:formula="of:=([.I9]*([.F9]-1))-(1-[.I9])" office:value-type="float" office:value="0.494976" calcext:value-type="float">
            <text:p>0.494976</text:p>
          </table:table-cell>
          <table:table-cell table:formula="of:=([.J9]*([.G9]-1))-(1-[.J9])" office:value-type="float" office:value="-0.0262229999999998" calcext:value-type="float">
            <text:p>-0.026223</text:p>
          </table:table-cell>
          <table:table-cell table:formula="of:=([.K9]*([.H9]-1))-(1-[.K9])" office:value-type="float" office:value="-0.514013" calcext:value-type="float">
            <text:p>-0.514013</text:p>
          </table:table-cell>
          <table:table-cell/>
          <table:table-cell table:formula="of:=IF([.M9]&gt;0.1;IF([.M9]&gt;[.N9];IF([.M9]&gt;[.O9];[.M9];0);0);0)" office:value-type="float" office:value="0.494976" calcext:value-type="float">
            <text:p>0.494976</text:p>
          </table:table-cell>
          <table:table-cell table:formula="of:=IF([.N9]&gt;0.1;IF([.N9]&gt;[.M9];IF([.N9]&gt;[.O9];[.N9];0);0);0)" office:value-type="float" office:value="0" calcext:value-type="float">
            <text:p>0</text:p>
          </table:table-cell>
          <table:table-cell table:formula="of:=IF([.O9]&gt;0.1;IF([.O9]&gt;[.M9];IF([.O9]&gt;[.N9];[.O9];0);0);0)" office:value-type="float" office:value="0" calcext:value-type="float">
            <text:p>0</text:p>
          </table:table-cell>
          <table:table-cell/>
          <table:table-cell table:formula="of:=IF([.Q9]&gt;0;IF([.L9]=&quot;home&quot;;[.Q9]*[.F9];0);0)" office:value-type="float" office:value="0" calcext:value-type="float">
            <text:p>0</text:p>
          </table:table-cell>
          <table:table-cell table:formula="of:=IF([.R9]&gt;0;IF([.L9]=&quot;draw&quot;;[.R9]*[.G9];0);0)" office:value-type="float" office:value="0" calcext:value-type="float">
            <text:p>0</text:p>
          </table:table-cell>
          <table:table-cell table:formula="of:=IF([.S9]&gt;0;IF([.L9]=&quot;away&quot;;[.S9]*[.H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1:0</text:p>
          </table:table-cell>
          <table:table-cell office:value-type="float" office:value="2.32" calcext:value-type="float">
            <text:p>2.32</text:p>
          </table:table-cell>
          <table:table-cell office:value-type="float" office:value="3.54" calcext:value-type="float">
            <text:p>3.54</text:p>
          </table:table-cell>
          <table:table-cell office:value-type="float" office:value="3.14" calcext:value-type="float">
            <text:p>3.1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3021" calcext:value-type="float">
            <text:p>0.3021</text:p>
          </table:table-cell>
          <table:table-cell office:value-type="string" calcext:value-type="string">
            <text:p>home</text:p>
          </table:table-cell>
          <table:table-cell table:formula="of:=([.I10]*([.F10]-1))-(1-[.I10])" office:value-type="float" office:value="-0.0845280000000001" calcext:value-type="float">
            <text:p>-0.084528</text:p>
          </table:table-cell>
          <table:table-cell table:formula="of:=([.J10]*([.G10]-1))-(1-[.J10])" office:value-type="float" office:value="0.0729740000000001" calcext:value-type="float">
            <text:p>0.072974</text:p>
          </table:table-cell>
          <table:table-cell table:formula="of:=([.K10]*([.H10]-1))-(1-[.K10])" office:value-type="float" office:value="-0.0514059999999998" calcext:value-type="float">
            <text:p>-0.051406</text:p>
          </table:table-cell>
          <table:table-cell/>
          <table:table-cell table:formula="of:=IF([.M10]&gt;0.1;IF([.M10]&gt;[.N10];IF([.M10]&gt;[.O10];[.M10];0);0);0)" office:value-type="float" office:value="0" calcext:value-type="float">
            <text:p>0</text:p>
          </table:table-cell>
          <table:table-cell table:formula="of:=IF([.N10]&gt;0.1;IF([.N10]&gt;[.M10];IF([.N10]&gt;[.O10];[.N10];0);0);0)" office:value-type="float" office:value="0" calcext:value-type="float">
            <text:p>0</text:p>
          </table:table-cell>
          <table:table-cell table:formula="of:=IF([.O10]&gt;0.1;IF([.O10]&gt;[.M10];IF([.O10]&gt;[.N10];[.O10];0);0);0)" office:value-type="float" office:value="0" calcext:value-type="float">
            <text:p>0</text:p>
          </table:table-cell>
          <table:table-cell/>
          <table:table-cell table:formula="of:=IF([.Q10]&gt;0;IF([.L10]=&quot;home&quot;;[.Q10]*[.F10];0);0)" office:value-type="float" office:value="0" calcext:value-type="float">
            <text:p>0</text:p>
          </table:table-cell>
          <table:table-cell table:formula="of:=IF([.R10]&gt;0;IF([.L10]=&quot;draw&quot;;[.R10]*[.G10];0);0)" office:value-type="float" office:value="0" calcext:value-type="float">
            <text:p>0</text:p>
          </table:table-cell>
          <table:table-cell table:formula="of:=IF([.S10]&gt;0;IF([.L10]=&quot;away&quot;;[.S10]*[.H1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1:4</text:p>
          </table:table-cell>
          <table:table-cell office:value-type="float" office:value="8.18" calcext:value-type="float">
            <text:p>8.18</text:p>
          </table:table-cell>
          <table:table-cell office:value-type="float" office:value="4.9" calcext:value-type="float">
            <text:p>4.9</text:p>
          </table:table-cell>
          <table:table-cell office:value-type="float" office:value="1.42" calcext:value-type="float">
            <text:p>1.42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away</text:p>
          </table:table-cell>
          <table:table-cell table:formula="of:=([.I11]*([.F11]-1))-(1-[.I11])" office:value-type="float" office:value="-0.402042" calcext:value-type="float">
            <text:p>-0.402042</text:p>
          </table:table-cell>
          <table:table-cell table:formula="of:=([.J11]*([.G11]-1))-(1-[.J11])" office:value-type="float" office:value="0.92815" calcext:value-type="float">
            <text:p>0.92815</text:p>
          </table:table-cell>
          <table:table-cell table:formula="of:=([.K11]*([.H11]-1))-(1-[.K11])" office:value-type="float" office:value="-0.242714" calcext:value-type="float">
            <text:p>-0.242714</text:p>
          </table:table-cell>
          <table:table-cell/>
          <table:table-cell table:formula="of:=IF([.M11]&gt;0.1;IF([.M11]&gt;[.N11];IF([.M11]&gt;[.O11];[.M11];0);0);0)" office:value-type="float" office:value="0" calcext:value-type="float">
            <text:p>0</text:p>
          </table:table-cell>
          <table:table-cell table:formula="of:=IF([.N11]&gt;0.1;IF([.N11]&gt;[.M11];IF([.N11]&gt;[.O11];[.N11];0);0);0)" office:value-type="float" office:value="0.92815" calcext:value-type="float">
            <text:p>0.92815</text:p>
          </table:table-cell>
          <table:table-cell table:formula="of:=IF([.O11]&gt;0.1;IF([.O11]&gt;[.M11];IF([.O11]&gt;[.N11];[.O11];0);0);0)" office:value-type="float" office:value="0" calcext:value-type="float">
            <text:p>0</text:p>
          </table:table-cell>
          <table:table-cell/>
          <table:table-cell table:formula="of:=IF([.Q11]&gt;0;IF([.L11]=&quot;home&quot;;[.Q11]*[.F11];0);0)" office:value-type="float" office:value="0" calcext:value-type="float">
            <text:p>0</text:p>
          </table:table-cell>
          <table:table-cell table:formula="of:=IF([.R11]&gt;0;IF([.L11]=&quot;draw&quot;;[.R11]*[.G11];0);0)" office:value-type="float" office:value="0" calcext:value-type="float">
            <text:p>0</text:p>
          </table:table-cell>
          <table:table-cell table:formula="of:=IF([.S11]&gt;0;IF([.L11]=&quot;away&quot;;[.S11]*[.H1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2:5</text:p>
          </table:table-cell>
          <table:table-cell office:value-type="float" office:value="1.76" calcext:value-type="float">
            <text:p>1.76</text:p>
          </table:table-cell>
          <table:table-cell office:value-type="float" office:value="3.79" calcext:value-type="float">
            <text:p>3.79</text:p>
          </table:table-cell>
          <table:table-cell office:value-type="float" office:value="5.1" calcext:value-type="float">
            <text:p>5.1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2852" calcext:value-type="float">
            <text:p>0.2852</text:p>
          </table:table-cell>
          <table:table-cell office:value-type="string" calcext:value-type="string">
            <text:p>away</text:p>
          </table:table-cell>
          <table:table-cell table:formula="of:=([.I12]*([.F12]-1))-(1-[.I12])" office:value-type="float" office:value="-0.419904" calcext:value-type="float">
            <text:p>-0.419904</text:p>
          </table:table-cell>
          <table:table-cell table:formula="of:=([.J12]*([.G12]-1))-(1-[.J12])" office:value-type="float" office:value="0.459908" calcext:value-type="float">
            <text:p>0.459908</text:p>
          </table:table-cell>
          <table:table-cell table:formula="of:=([.K12]*([.H12]-1))-(1-[.K12])" office:value-type="float" office:value="0.45452" calcext:value-type="float">
            <text:p>0.45452</text:p>
          </table:table-cell>
          <table:table-cell/>
          <table:table-cell table:formula="of:=IF([.M12]&gt;0.1;IF([.M12]&gt;[.N12];IF([.M12]&gt;[.O12];[.M12];0);0);0)" office:value-type="float" office:value="0" calcext:value-type="float">
            <text:p>0</text:p>
          </table:table-cell>
          <table:table-cell table:formula="of:=IF([.N12]&gt;0.1;IF([.N12]&gt;[.M12];IF([.N12]&gt;[.O12];[.N12];0);0);0)" office:value-type="float" office:value="0.459908" calcext:value-type="float">
            <text:p>0.459908</text:p>
          </table:table-cell>
          <table:table-cell table:formula="of:=IF([.O12]&gt;0.1;IF([.O12]&gt;[.M12];IF([.O12]&gt;[.N12];[.O12];0);0);0)" office:value-type="float" office:value="0" calcext:value-type="float">
            <text:p>0</text:p>
          </table:table-cell>
          <table:table-cell/>
          <table:table-cell table:formula="of:=IF([.Q12]&gt;0;IF([.L12]=&quot;home&quot;;[.Q12]*[.F12];0);0)" office:value-type="float" office:value="0" calcext:value-type="float">
            <text:p>0</text:p>
          </table:table-cell>
          <table:table-cell table:formula="of:=IF([.R12]&gt;0;IF([.L12]=&quot;draw&quot;;[.R12]*[.G12];0);0)" office:value-type="float" office:value="0" calcext:value-type="float">
            <text:p>0</text:p>
          </table:table-cell>
          <table:table-cell table:formula="of:=IF([.S12]&gt;0;IF([.L12]=&quot;away&quot;;[.S12]*[.H1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2:2</text:p>
          </table:table-cell>
          <table:table-cell office:value-type="float" office:value="1.98" calcext:value-type="float">
            <text:p>1.98</text:p>
          </table:table-cell>
          <table:table-cell office:value-type="float" office:value="3.64" calcext:value-type="float">
            <text:p>3.64</text:p>
          </table:table-cell>
          <table:table-cell office:value-type="float" office:value="3.97" calcext:value-type="float">
            <text:p>3.97</text:p>
          </table:table-cell>
          <table:table-cell office:value-type="float" office:value="0.54" calcext:value-type="float">
            <text:p>0.54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1846" calcext:value-type="float">
            <text:p>0.1846</text:p>
          </table:table-cell>
          <table:table-cell office:value-type="string" calcext:value-type="string">
            <text:p>draw</text:p>
          </table:table-cell>
          <table:table-cell table:formula="of:=([.I13]*([.F13]-1))-(1-[.I13])" office:value-type="float" office:value="0.0692" calcext:value-type="float">
            <text:p>0.0692</text:p>
          </table:table-cell>
          <table:table-cell table:formula="of:=([.J13]*([.G13]-1))-(1-[.J13])" office:value-type="float" office:value="0.000271999999999939" calcext:value-type="float">
            <text:p>0.000272</text:p>
          </table:table-cell>
          <table:table-cell table:formula="of:=([.K13]*([.H13]-1))-(1-[.K13])" office:value-type="float" office:value="-0.267138" calcext:value-type="float">
            <text:p>-0.267138</text:p>
          </table:table-cell>
          <table:table-cell/>
          <table:table-cell table:formula="of:=IF([.M13]&gt;0.1;IF([.M13]&gt;[.N13];IF([.M13]&gt;[.O13];[.M13];0);0);0)" office:value-type="float" office:value="0" calcext:value-type="float">
            <text:p>0</text:p>
          </table:table-cell>
          <table:table-cell table:formula="of:=IF([.N13]&gt;0.1;IF([.N13]&gt;[.M13];IF([.N13]&gt;[.O13];[.N13];0);0);0)" office:value-type="float" office:value="0" calcext:value-type="float">
            <text:p>0</text:p>
          </table:table-cell>
          <table:table-cell table:formula="of:=IF([.O13]&gt;0.1;IF([.O13]&gt;[.M13];IF([.O13]&gt;[.N13];[.O13];0);0);0)" office:value-type="float" office:value="0" calcext:value-type="float">
            <text:p>0</text:p>
          </table:table-cell>
          <table:table-cell/>
          <table:table-cell table:formula="of:=IF([.Q13]&gt;0;IF([.L13]=&quot;home&quot;;[.Q13]*[.F13];0);0)" office:value-type="float" office:value="0" calcext:value-type="float">
            <text:p>0</text:p>
          </table:table-cell>
          <table:table-cell table:formula="of:=IF([.R13]&gt;0;IF([.L13]=&quot;draw&quot;;[.R13]*[.G13];0);0)" office:value-type="float" office:value="0" calcext:value-type="float">
            <text:p>0</text:p>
          </table:table-cell>
          <table:table-cell table:formula="of:=IF([.S13]&gt;0;IF([.L13]=&quot;away&quot;;[.S13]*[.H1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Oct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7:0</text:p>
          </table:table-cell>
          <table:table-cell office:value-type="float" office:value="1.2" calcext:value-type="float">
            <text:p>1.2</text:p>
          </table:table-cell>
          <table:table-cell office:value-type="float" office:value="7.14" calcext:value-type="float">
            <text:p>7.14</text:p>
          </table:table-cell>
          <table:table-cell office:value-type="float" office:value="17.39" calcext:value-type="float">
            <text:p>17.39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116" calcext:value-type="float">
            <text:p>0.2116</text:p>
          </table:table-cell>
          <table:table-cell office:value-type="string" calcext:value-type="string">
            <text:p>home</text:p>
          </table:table-cell>
          <table:table-cell table:formula="of:=([.I14]*([.F14]-1))-(1-[.I14])" office:value-type="float" office:value="-0.37612" calcext:value-type="float">
            <text:p>-0.37612</text:p>
          </table:table-cell>
          <table:table-cell table:formula="of:=([.J14]*([.G14]-1))-(1-[.J14])" office:value-type="float" office:value="0.910664" calcext:value-type="float">
            <text:p>0.910664</text:p>
          </table:table-cell>
          <table:table-cell table:formula="of:=([.K14]*([.H14]-1))-(1-[.K14])" office:value-type="float" office:value="2.679724" calcext:value-type="float">
            <text:p>2.679724</text:p>
          </table:table-cell>
          <table:table-cell/>
          <table:table-cell table:formula="of:=IF([.M14]&gt;0.1;IF([.M14]&gt;[.N14];IF([.M14]&gt;[.O14];[.M14];0);0);0)" office:value-type="float" office:value="0" calcext:value-type="float">
            <text:p>0</text:p>
          </table:table-cell>
          <table:table-cell table:formula="of:=IF([.N14]&gt;0.1;IF([.N14]&gt;[.M14];IF([.N14]&gt;[.O14];[.N14];0);0);0)" office:value-type="float" office:value="0" calcext:value-type="float">
            <text:p>0</text:p>
          </table:table-cell>
          <table:table-cell table:formula="of:=IF([.O14]&gt;0.1;IF([.O14]&gt;[.M14];IF([.O14]&gt;[.N14];[.O14];0);0);0)" office:value-type="float" office:value="2.679724" calcext:value-type="float">
            <text:p>2.679724</text:p>
          </table:table-cell>
          <table:table-cell/>
          <table:table-cell table:formula="of:=IF([.Q14]&gt;0;IF([.L14]=&quot;home&quot;;[.Q14]*[.F14];0);0)" office:value-type="float" office:value="0" calcext:value-type="float">
            <text:p>0</text:p>
          </table:table-cell>
          <table:table-cell table:formula="of:=IF([.R14]&gt;0;IF([.L14]=&quot;draw&quot;;[.R14]*[.G14];0);0)" office:value-type="float" office:value="0" calcext:value-type="float">
            <text:p>0</text:p>
          </table:table-cell>
          <table:table-cell table:formula="of:=IF([.S14]&gt;0;IF([.L14]=&quot;away&quot;;[.S14]*[.H1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Oct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3:1</text:p>
          </table:table-cell>
          <table:table-cell office:value-type="float" office:value="1.96" calcext:value-type="float">
            <text:p>1.96</text:p>
          </table:table-cell>
          <table:table-cell office:value-type="float" office:value="3.69" calcext:value-type="float">
            <text:p>3.69</text:p>
          </table:table-cell>
          <table:table-cell office:value-type="float" office:value="4" calcext:value-type="float">
            <text:p>4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842" calcext:value-type="float">
            <text:p>0.3842</text:p>
          </table:table-cell>
          <table:table-cell office:value-type="string" calcext:value-type="string">
            <text:p>home</text:p>
          </table:table-cell>
          <table:table-cell table:formula="of:=([.I15]*([.F15]-1))-(1-[.I15])" office:value-type="float" office:value="-0.395144" calcext:value-type="float">
            <text:p>-0.395144</text:p>
          </table:table-cell>
          <table:table-cell table:formula="of:=([.J15]*([.G15]-1))-(1-[.J15])" office:value-type="float" office:value="0.133199" calcext:value-type="float">
            <text:p>0.133199</text:p>
          </table:table-cell>
          <table:table-cell table:formula="of:=([.K15]*([.H15]-1))-(1-[.K15])" office:value-type="float" office:value="0.5368" calcext:value-type="float">
            <text:p>0.5368</text:p>
          </table:table-cell>
          <table:table-cell/>
          <table:table-cell table:formula="of:=IF([.M15]&gt;0.1;IF([.M15]&gt;[.N15];IF([.M15]&gt;[.O15];[.M15];0);0);0)" office:value-type="float" office:value="0" calcext:value-type="float">
            <text:p>0</text:p>
          </table:table-cell>
          <table:table-cell table:formula="of:=IF([.N15]&gt;0.1;IF([.N15]&gt;[.M15];IF([.N15]&gt;[.O15];[.N15];0);0);0)" office:value-type="float" office:value="0" calcext:value-type="float">
            <text:p>0</text:p>
          </table:table-cell>
          <table:table-cell table:formula="of:=IF([.O15]&gt;0.1;IF([.O15]&gt;[.M15];IF([.O15]&gt;[.N15];[.O15];0);0);0)" office:value-type="float" office:value="0.5368" calcext:value-type="float">
            <text:p>0.5368</text:p>
          </table:table-cell>
          <table:table-cell/>
          <table:table-cell table:formula="of:=IF([.Q15]&gt;0;IF([.L15]=&quot;home&quot;;[.Q15]*[.F15];0);0)" office:value-type="float" office:value="0" calcext:value-type="float">
            <text:p>0</text:p>
          </table:table-cell>
          <table:table-cell table:formula="of:=IF([.R15]&gt;0;IF([.L15]=&quot;draw&quot;;[.R15]*[.G15];0);0)" office:value-type="float" office:value="0" calcext:value-type="float">
            <text:p>0</text:p>
          </table:table-cell>
          <table:table-cell table:formula="of:=IF([.S15]&gt;0;IF([.L15]=&quot;away&quot;;[.S15]*[.H1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Oct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2:2</text:p>
          </table:table-cell>
          <table:table-cell office:value-type="float" office:value="1.63" calcext:value-type="float">
            <text:p>1.63</text:p>
          </table:table-cell>
          <table:table-cell office:value-type="float" office:value="4.01" calcext:value-type="float">
            <text:p>4.01</text:p>
          </table:table-cell>
          <table:table-cell office:value-type="float" office:value="5.94" calcext:value-type="float">
            <text:p>5.9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draw</text:p>
          </table:table-cell>
          <table:table-cell table:formula="of:=([.I16]*([.F16]-1))-(1-[.I16])" office:value-type="float" office:value="-0.413852" calcext:value-type="float">
            <text:p>-0.413852</text:p>
          </table:table-cell>
          <table:table-cell table:formula="of:=([.J16]*([.G16]-1))-(1-[.J16])" office:value-type="float" office:value="0.00370300000000001" calcext:value-type="float">
            <text:p>0.003703</text:p>
          </table:table-cell>
          <table:table-cell table:formula="of:=([.K16]*([.H16]-1))-(1-[.K16])" office:value-type="float" office:value="1.31066" calcext:value-type="float">
            <text:p>1.31066</text:p>
          </table:table-cell>
          <table:table-cell/>
          <table:table-cell table:formula="of:=IF([.M16]&gt;0.1;IF([.M16]&gt;[.N16];IF([.M16]&gt;[.O16];[.M16];0);0);0)" office:value-type="float" office:value="0" calcext:value-type="float">
            <text:p>0</text:p>
          </table:table-cell>
          <table:table-cell table:formula="of:=IF([.N16]&gt;0.1;IF([.N16]&gt;[.M16];IF([.N16]&gt;[.O16];[.N16];0);0);0)" office:value-type="float" office:value="0" calcext:value-type="float">
            <text:p>0</text:p>
          </table:table-cell>
          <table:table-cell table:formula="of:=IF([.O16]&gt;0.1;IF([.O16]&gt;[.M16];IF([.O16]&gt;[.N16];[.O16];0);0);0)" office:value-type="float" office:value="1.31066" calcext:value-type="float">
            <text:p>1.31066</text:p>
          </table:table-cell>
          <table:table-cell/>
          <table:table-cell table:formula="of:=IF([.Q16]&gt;0;IF([.L16]=&quot;home&quot;;[.Q16]*[.F16];0);0)" office:value-type="float" office:value="0" calcext:value-type="float">
            <text:p>0</text:p>
          </table:table-cell>
          <table:table-cell table:formula="of:=IF([.R16]&gt;0;IF([.L16]=&quot;draw&quot;;[.R16]*[.G16];0);0)" office:value-type="float" office:value="0" calcext:value-type="float">
            <text:p>0</text:p>
          </table:table-cell>
          <table:table-cell table:formula="of:=IF([.S16]&gt;0;IF([.L16]=&quot;away&quot;;[.S16]*[.H1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0:1</text:p>
          </table:table-cell>
          <table:table-cell office:value-type="float" office:value="2.79" calcext:value-type="float">
            <text:p>2.79</text:p>
          </table:table-cell>
          <table:table-cell office:value-type="float" office:value="3.31" calcext:value-type="float">
            <text:p>3.31</text:p>
          </table:table-cell>
          <table:table-cell office:value-type="float" office:value="2.69" calcext:value-type="float">
            <text:p>2.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2977" calcext:value-type="float">
            <text:p>0.2977</text:p>
          </table:table-cell>
          <table:table-cell office:value-type="string" calcext:value-type="string">
            <text:p>away</text:p>
          </table:table-cell>
          <table:table-cell table:formula="of:=([.I17]*([.F17]-1))-(1-[.I17])" office:value-type="float" office:value="0.02393" calcext:value-type="float">
            <text:p>0.02393</text:p>
          </table:table-cell>
          <table:table-cell table:formula="of:=([.J17]*([.G17]-1))-(1-[.J17])" office:value-type="float" office:value="0.109843" calcext:value-type="float">
            <text:p>0.109843</text:p>
          </table:table-cell>
          <table:table-cell table:formula="of:=([.K17]*([.H17]-1))-(1-[.K17])" office:value-type="float" office:value="-0.199187" calcext:value-type="float">
            <text:p>-0.199187</text:p>
          </table:table-cell>
          <table:table-cell/>
          <table:table-cell table:formula="of:=IF([.M17]&gt;0.1;IF([.M17]&gt;[.N17];IF([.M17]&gt;[.O17];[.M17];0);0);0)" office:value-type="float" office:value="0" calcext:value-type="float">
            <text:p>0</text:p>
          </table:table-cell>
          <table:table-cell table:formula="of:=IF([.N17]&gt;0.1;IF([.N17]&gt;[.M17];IF([.N17]&gt;[.O17];[.N17];0);0);0)" office:value-type="float" office:value="0.109843" calcext:value-type="float">
            <text:p>0.109843</text:p>
          </table:table-cell>
          <table:table-cell table:formula="of:=IF([.O17]&gt;0.1;IF([.O17]&gt;[.M17];IF([.O17]&gt;[.N17];[.O17];0);0);0)" office:value-type="float" office:value="0" calcext:value-type="float">
            <text:p>0</text:p>
          </table:table-cell>
          <table:table-cell/>
          <table:table-cell table:formula="of:=IF([.Q17]&gt;0;IF([.L17]=&quot;home&quot;;[.Q17]*[.F17];0);0)" office:value-type="float" office:value="0" calcext:value-type="float">
            <text:p>0</text:p>
          </table:table-cell>
          <table:table-cell table:formula="of:=IF([.R17]&gt;0;IF([.L17]=&quot;draw&quot;;[.R17]*[.G17];0);0)" office:value-type="float" office:value="0" calcext:value-type="float">
            <text:p>0</text:p>
          </table:table-cell>
          <table:table-cell table:formula="of:=IF([.S17]&gt;0;IF([.L17]=&quot;away&quot;;[.S17]*[.H1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0:1</text:p>
          </table:table-cell>
          <table:table-cell office:value-type="float" office:value="5.85" calcext:value-type="float">
            <text:p>5.85</text:p>
          </table:table-cell>
          <table:table-cell office:value-type="float" office:value="3.86" calcext:value-type="float">
            <text:p>3.86</text:p>
          </table:table-cell>
          <table:table-cell office:value-type="float" office:value="1.66" calcext:value-type="float">
            <text:p>1.66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6138" calcext:value-type="float">
            <text:p>0.6138</text:p>
          </table:table-cell>
          <table:table-cell office:value-type="string" calcext:value-type="string">
            <text:p>away</text:p>
          </table:table-cell>
          <table:table-cell table:formula="of:=([.I18]*([.F18]-1))-(1-[.I18])" office:value-type="float" office:value="0.03077" calcext:value-type="float">
            <text:p>0.03077</text:p>
          </table:table-cell>
          <table:table-cell table:formula="of:=([.J18]*([.G18]-1))-(1-[.J18])" office:value-type="float" office:value="-0.211016" calcext:value-type="float">
            <text:p>-0.211016</text:p>
          </table:table-cell>
          <table:table-cell table:formula="of:=([.K18]*([.H18]-1))-(1-[.K18])" office:value-type="float" office:value="0.0189080000000001" calcext:value-type="float">
            <text:p>0.018908</text:p>
          </table:table-cell>
          <table:table-cell/>
          <table:table-cell table:formula="of:=IF([.M18]&gt;0.1;IF([.M18]&gt;[.N18];IF([.M18]&gt;[.O18];[.M18];0);0);0)" office:value-type="float" office:value="0" calcext:value-type="float">
            <text:p>0</text:p>
          </table:table-cell>
          <table:table-cell table:formula="of:=IF([.N18]&gt;0.1;IF([.N18]&gt;[.M18];IF([.N18]&gt;[.O18];[.N18];0);0);0)" office:value-type="float" office:value="0" calcext:value-type="float">
            <text:p>0</text:p>
          </table:table-cell>
          <table:table-cell table:formula="of:=IF([.O18]&gt;0.1;IF([.O18]&gt;[.M18];IF([.O18]&gt;[.N18];[.O18];0);0);0)" office:value-type="float" office:value="0" calcext:value-type="float">
            <text:p>0</text:p>
          </table:table-cell>
          <table:table-cell/>
          <table:table-cell table:formula="of:=IF([.Q18]&gt;0;IF([.L18]=&quot;home&quot;;[.Q18]*[.F18];0);0)" office:value-type="float" office:value="0" calcext:value-type="float">
            <text:p>0</text:p>
          </table:table-cell>
          <table:table-cell table:formula="of:=IF([.R18]&gt;0;IF([.L18]=&quot;draw&quot;;[.R18]*[.G18];0);0)" office:value-type="float" office:value="0" calcext:value-type="float">
            <text:p>0</text:p>
          </table:table-cell>
          <table:table-cell table:formula="of:=IF([.S18]&gt;0;IF([.L18]=&quot;away&quot;;[.S18]*[.H1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2:0</text:p>
          </table:table-cell>
          <table:table-cell office:value-type="float" office:value="1.14" calcext:value-type="float">
            <text:p>1.14</text:p>
          </table:table-cell>
          <table:table-cell office:value-type="float" office:value="9.23" calcext:value-type="float">
            <text:p>9.23</text:p>
          </table:table-cell>
          <table:table-cell office:value-type="float" office:value="20.84" calcext:value-type="float">
            <text:p>20.84</text:p>
          </table:table-cell>
          <table:table-cell office:value-type="float" office:value="0.8145" calcext:value-type="float">
            <text:p>0.8145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0198" calcext:value-type="float">
            <text:p>0.0198</text:p>
          </table:table-cell>
          <table:table-cell office:value-type="string" calcext:value-type="string">
            <text:p>home</text:p>
          </table:table-cell>
          <table:table-cell table:formula="of:=([.I19]*([.F19]-1))-(1-[.I19])" office:value-type="float" office:value="-0.0714699999999999" calcext:value-type="float">
            <text:p>-0.07147</text:p>
          </table:table-cell>
          <table:table-cell table:formula="of:=([.J19]*([.G19]-1))-(1-[.J19])" office:value-type="float" office:value="0.493414" calcext:value-type="float">
            <text:p>0.493414</text:p>
          </table:table-cell>
          <table:table-cell table:formula="of:=([.K19]*([.H19]-1))-(1-[.K19])" office:value-type="float" office:value="-0.587368" calcext:value-type="float">
            <text:p>-0.587368</text:p>
          </table:table-cell>
          <table:table-cell/>
          <table:table-cell table:formula="of:=IF([.M19]&gt;0.1;IF([.M19]&gt;[.N19];IF([.M19]&gt;[.O19];[.M19];0);0);0)" office:value-type="float" office:value="0" calcext:value-type="float">
            <text:p>0</text:p>
          </table:table-cell>
          <table:table-cell table:formula="of:=IF([.N19]&gt;0.1;IF([.N19]&gt;[.M19];IF([.N19]&gt;[.O19];[.N19];0);0);0)" office:value-type="float" office:value="0.493414" calcext:value-type="float">
            <text:p>0.493414</text:p>
          </table:table-cell>
          <table:table-cell table:formula="of:=IF([.O19]&gt;0.1;IF([.O19]&gt;[.M19];IF([.O19]&gt;[.N19];[.O19];0);0);0)" office:value-type="float" office:value="0" calcext:value-type="float">
            <text:p>0</text:p>
          </table:table-cell>
          <table:table-cell/>
          <table:table-cell table:formula="of:=IF([.Q19]&gt;0;IF([.L19]=&quot;home&quot;;[.Q19]*[.F19];0);0)" office:value-type="float" office:value="0" calcext:value-type="float">
            <text:p>0</text:p>
          </table:table-cell>
          <table:table-cell table:formula="of:=IF([.R19]&gt;0;IF([.L19]=&quot;draw&quot;;[.R19]*[.G19];0);0)" office:value-type="float" office:value="0" calcext:value-type="float">
            <text:p>0</text:p>
          </table:table-cell>
          <table:table-cell table:formula="of:=IF([.S19]&gt;0;IF([.L19]=&quot;away&quot;;[.S19]*[.H1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0:0</text:p>
          </table:table-cell>
          <table:table-cell office:value-type="float" office:value="4" calcext:value-type="float">
            <text:p>4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draw</text:p>
          </table:table-cell>
          <table:table-cell table:formula="of:=([.I20]*([.F20]-1))-(1-[.I20])" office:value-type="float" office:value="0.558" calcext:value-type="float">
            <text:p>0.558</text:p>
          </table:table-cell>
          <table:table-cell table:formula="of:=([.J20]*([.G20]-1))-(1-[.J20])" office:value-type="float" office:value="0.383407" calcext:value-type="float">
            <text:p>0.383407</text:p>
          </table:table-cell>
          <table:table-cell table:formula="of:=([.K20]*([.H20]-1))-(1-[.K20])" office:value-type="float" office:value="-0.5626" calcext:value-type="float">
            <text:p>-0.5626</text:p>
          </table:table-cell>
          <table:table-cell/>
          <table:table-cell table:formula="of:=IF([.M20]&gt;0.1;IF([.M20]&gt;[.N20];IF([.M20]&gt;[.O20];[.M20];0);0);0)" office:value-type="float" office:value="0.558" calcext:value-type="float">
            <text:p>0.558</text:p>
          </table:table-cell>
          <table:table-cell table:formula="of:=IF([.N20]&gt;0.1;IF([.N20]&gt;[.M20];IF([.N20]&gt;[.O20];[.N20];0);0);0)" office:value-type="float" office:value="0" calcext:value-type="float">
            <text:p>0</text:p>
          </table:table-cell>
          <table:table-cell table:formula="of:=IF([.O20]&gt;0.1;IF([.O20]&gt;[.M20];IF([.O20]&gt;[.N20];[.O20];0);0);0)" office:value-type="float" office:value="0" calcext:value-type="float">
            <text:p>0</text:p>
          </table:table-cell>
          <table:table-cell/>
          <table:table-cell table:formula="of:=IF([.Q20]&gt;0;IF([.L20]=&quot;home&quot;;[.Q20]*[.F20];0);0)" office:value-type="float" office:value="0" calcext:value-type="float">
            <text:p>0</text:p>
          </table:table-cell>
          <table:table-cell table:formula="of:=IF([.R20]&gt;0;IF([.L20]=&quot;draw&quot;;[.R20]*[.G20];0);0)" office:value-type="float" office:value="0" calcext:value-type="float">
            <text:p>0</text:p>
          </table:table-cell>
          <table:table-cell table:formula="of:=IF([.S20]&gt;0;IF([.L20]=&quot;away&quot;;[.S20]*[.H2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1:0</text:p>
          </table:table-cell>
          <table:table-cell office:value-type="float" office:value="2.2" calcext:value-type="float">
            <text:p>2.2</text:p>
          </table:table-cell>
          <table:table-cell office:value-type="float" office:value="3.59" calcext:value-type="float">
            <text:p>3.59</text:p>
          </table:table-cell>
          <table:table-cell office:value-type="float" office:value="3.33" calcext:value-type="float">
            <text:p>3.33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3033" calcext:value-type="float">
            <text:p>0.3033</text:p>
          </table:table-cell>
          <table:table-cell office:value-type="string" calcext:value-type="string">
            <text:p>home</text:p>
          </table:table-cell>
          <table:table-cell table:formula="of:=([.I21]*([.F21]-1))-(1-[.I21])" office:value-type="float" office:value="-0.26608" calcext:value-type="float">
            <text:p>-0.26608</text:p>
          </table:table-cell>
          <table:table-cell table:formula="of:=([.J21]*([.G21]-1))-(1-[.J21])" office:value-type="float" office:value="0.304247" calcext:value-type="float">
            <text:p>0.304247</text:p>
          </table:table-cell>
          <table:table-cell table:formula="of:=([.K21]*([.H21]-1))-(1-[.K21])" office:value-type="float" office:value="0.00998900000000003" calcext:value-type="float">
            <text:p>0.009989</text:p>
          </table:table-cell>
          <table:table-cell/>
          <table:table-cell table:formula="of:=IF([.M21]&gt;0.1;IF([.M21]&gt;[.N21];IF([.M21]&gt;[.O21];[.M21];0);0);0)" office:value-type="float" office:value="0" calcext:value-type="float">
            <text:p>0</text:p>
          </table:table-cell>
          <table:table-cell table:formula="of:=IF([.N21]&gt;0.1;IF([.N21]&gt;[.M21];IF([.N21]&gt;[.O21];[.N21];0);0);0)" office:value-type="float" office:value="0.304247" calcext:value-type="float">
            <text:p>0.304247</text:p>
          </table:table-cell>
          <table:table-cell table:formula="of:=IF([.O21]&gt;0.1;IF([.O21]&gt;[.M21];IF([.O21]&gt;[.N21];[.O21];0);0);0)" office:value-type="float" office:value="0" calcext:value-type="float">
            <text:p>0</text:p>
          </table:table-cell>
          <table:table-cell/>
          <table:table-cell table:formula="of:=IF([.Q21]&gt;0;IF([.L21]=&quot;home&quot;;[.Q21]*[.F21];0);0)" office:value-type="float" office:value="0" calcext:value-type="float">
            <text:p>0</text:p>
          </table:table-cell>
          <table:table-cell table:formula="of:=IF([.R21]&gt;0;IF([.L21]=&quot;draw&quot;;[.R21]*[.G21];0);0)" office:value-type="float" office:value="0" calcext:value-type="float">
            <text:p>0</text:p>
          </table:table-cell>
          <table:table-cell table:formula="of:=IF([.S21]&gt;0;IF([.L21]=&quot;away&quot;;[.S21]*[.H2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0:5</text:p>
          </table:table-cell>
          <table:table-cell office:value-type="float" office:value="8.86" calcext:value-type="float">
            <text:p>8.86</text:p>
          </table:table-cell>
          <table:table-cell office:value-type="float" office:value="5.54" calcext:value-type="float">
            <text:p>5.54</text:p>
          </table:table-cell>
          <table:table-cell office:value-type="float" office:value="1.35" calcext:value-type="float">
            <text:p>1.35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7603" calcext:value-type="float">
            <text:p>0.7603</text:p>
          </table:table-cell>
          <table:table-cell office:value-type="string" calcext:value-type="string">
            <text:p>away</text:p>
          </table:table-cell>
          <table:table-cell table:formula="of:=([.I22]*([.F22]-1))-(1-[.I22])" office:value-type="float" office:value="-0.276138" calcext:value-type="float">
            <text:p>-0.276138</text:p>
          </table:table-cell>
          <table:table-cell table:formula="of:=([.J22]*([.G22]-1))-(1-[.J22])" office:value-type="float" office:value="-0.266504" calcext:value-type="float">
            <text:p>-0.266504</text:p>
          </table:table-cell>
          <table:table-cell table:formula="of:=([.K22]*([.H22]-1))-(1-[.K22])" office:value-type="float" office:value="0.0264050000000002" calcext:value-type="float">
            <text:p>0.026405</text:p>
          </table:table-cell>
          <table:table-cell/>
          <table:table-cell table:formula="of:=IF([.M22]&gt;0.1;IF([.M22]&gt;[.N22];IF([.M22]&gt;[.O22];[.M22];0);0);0)" office:value-type="float" office:value="0" calcext:value-type="float">
            <text:p>0</text:p>
          </table:table-cell>
          <table:table-cell table:formula="of:=IF([.N22]&gt;0.1;IF([.N22]&gt;[.M22];IF([.N22]&gt;[.O22];[.N22];0);0);0)" office:value-type="float" office:value="0" calcext:value-type="float">
            <text:p>0</text:p>
          </table:table-cell>
          <table:table-cell table:formula="of:=IF([.O22]&gt;0.1;IF([.O22]&gt;[.M22];IF([.O22]&gt;[.N22];[.O22];0);0);0)" office:value-type="float" office:value="0" calcext:value-type="float">
            <text:p>0</text:p>
          </table:table-cell>
          <table:table-cell/>
          <table:table-cell table:formula="of:=IF([.Q22]&gt;0;IF([.L22]=&quot;home&quot;;[.Q22]*[.F22];0);0)" office:value-type="float" office:value="0" calcext:value-type="float">
            <text:p>0</text:p>
          </table:table-cell>
          <table:table-cell table:formula="of:=IF([.R22]&gt;0;IF([.L22]=&quot;draw&quot;;[.R22]*[.G22];0);0)" office:value-type="float" office:value="0" calcext:value-type="float">
            <text:p>0</text:p>
          </table:table-cell>
          <table:table-cell table:formula="of:=IF([.S22]&gt;0;IF([.L22]=&quot;away&quot;;[.S22]*[.H2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2:2</text:p>
          </table:table-cell>
          <table:table-cell office:value-type="float" office:value="3.04" calcext:value-type="float">
            <text:p>3.04</text:p>
          </table:table-cell>
          <table:table-cell office:value-type="float" office:value="3.6" calcext:value-type="float">
            <text:p>3.6</text:p>
          </table:table-cell>
          <table:table-cell office:value-type="float" office:value="2.35" calcext:value-type="float">
            <text:p>2.35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1893" calcext:value-type="float">
            <text:p>0.1893</text:p>
          </table:table-cell>
          <table:table-cell office:value-type="string" calcext:value-type="string">
            <text:p>draw</text:p>
          </table:table-cell>
          <table:table-cell table:formula="of:=([.I23]*([.F23]-1))-(1-[.I23])" office:value-type="float" office:value="0.491728" calcext:value-type="float">
            <text:p>0.491728</text:p>
          </table:table-cell>
          <table:table-cell table:formula="of:=([.J23]*([.G23]-1))-(1-[.J23])" office:value-type="float" office:value="0.15056" calcext:value-type="float">
            <text:p>0.15056</text:p>
          </table:table-cell>
          <table:table-cell table:formula="of:=([.K23]*([.H23]-1))-(1-[.K23])" office:value-type="float" office:value="-0.555145" calcext:value-type="float">
            <text:p>-0.555145</text:p>
          </table:table-cell>
          <table:table-cell/>
          <table:table-cell table:formula="of:=IF([.M23]&gt;0.1;IF([.M23]&gt;[.N23];IF([.M23]&gt;[.O23];[.M23];0);0);0)" office:value-type="float" office:value="0.491728" calcext:value-type="float">
            <text:p>0.491728</text:p>
          </table:table-cell>
          <table:table-cell table:formula="of:=IF([.N23]&gt;0.1;IF([.N23]&gt;[.M23];IF([.N23]&gt;[.O23];[.N23];0);0);0)" office:value-type="float" office:value="0" calcext:value-type="float">
            <text:p>0</text:p>
          </table:table-cell>
          <table:table-cell table:formula="of:=IF([.O23]&gt;0.1;IF([.O23]&gt;[.M23];IF([.O23]&gt;[.N23];[.O23];0);0);0)" office:value-type="float" office:value="0" calcext:value-type="float">
            <text:p>0</text:p>
          </table:table-cell>
          <table:table-cell/>
          <table:table-cell table:formula="of:=IF([.Q23]&gt;0;IF([.L23]=&quot;home&quot;;[.Q23]*[.F23];0);0)" office:value-type="float" office:value="0" calcext:value-type="float">
            <text:p>0</text:p>
          </table:table-cell>
          <table:table-cell table:formula="of:=IF([.R23]&gt;0;IF([.L23]=&quot;draw&quot;;[.R23]*[.G23];0);0)" office:value-type="float" office:value="0" calcext:value-type="float">
            <text:p>0</text:p>
          </table:table-cell>
          <table:table-cell table:formula="of:=IF([.S23]&gt;0;IF([.L23]=&quot;away&quot;;[.S23]*[.H2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2:2</text:p>
          </table:table-cell>
          <table:table-cell office:value-type="float" office:value="2.83" calcext:value-type="float">
            <text:p>2.83</text:p>
          </table:table-cell>
          <table:table-cell office:value-type="float" office:value="3.28" calcext:value-type="float">
            <text:p>3.28</text:p>
          </table:table-cell>
          <table:table-cell office:value-type="float" office:value="2.66" calcext:value-type="float">
            <text:p>2.6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75" calcext:value-type="float">
            <text:p>0.0875</text:p>
          </table:table-cell>
          <table:table-cell office:value-type="string" calcext:value-type="string">
            <text:p>draw</text:p>
          </table:table-cell>
          <table:table-cell table:formula="of:=([.I24]*([.F24]-1))-(1-[.I24])" office:value-type="float" office:value="0.951568" calcext:value-type="float">
            <text:p>0.951568</text:p>
          </table:table-cell>
          <table:table-cell table:formula="of:=([.J24]*([.G24]-1))-(1-[.J24])" office:value-type="float" office:value="-0.27512" calcext:value-type="float">
            <text:p>-0.27512</text:p>
          </table:table-cell>
          <table:table-cell table:formula="of:=([.K24]*([.H24]-1))-(1-[.K24])" office:value-type="float" office:value="-0.76725" calcext:value-type="float">
            <text:p>-0.76725</text:p>
          </table:table-cell>
          <table:table-cell/>
          <table:table-cell table:formula="of:=IF([.M24]&gt;0.1;IF([.M24]&gt;[.N24];IF([.M24]&gt;[.O24];[.M24];0);0);0)" office:value-type="float" office:value="0.951568" calcext:value-type="float">
            <text:p>0.951568</text:p>
          </table:table-cell>
          <table:table-cell table:formula="of:=IF([.N24]&gt;0.1;IF([.N24]&gt;[.M24];IF([.N24]&gt;[.O24];[.N24];0);0);0)" office:value-type="float" office:value="0" calcext:value-type="float">
            <text:p>0</text:p>
          </table:table-cell>
          <table:table-cell table:formula="of:=IF([.O24]&gt;0.1;IF([.O24]&gt;[.M24];IF([.O24]&gt;[.N24];[.O24];0);0);0)" office:value-type="float" office:value="0" calcext:value-type="float">
            <text:p>0</text:p>
          </table:table-cell>
          <table:table-cell/>
          <table:table-cell table:formula="of:=IF([.Q24]&gt;0;IF([.L24]=&quot;home&quot;;[.Q24]*[.F24];0);0)" office:value-type="float" office:value="0" calcext:value-type="float">
            <text:p>0</text:p>
          </table:table-cell>
          <table:table-cell table:formula="of:=IF([.R24]&gt;0;IF([.L24]=&quot;draw&quot;;[.R24]*[.G24];0);0)" office:value-type="float" office:value="0" calcext:value-type="float">
            <text:p>0</text:p>
          </table:table-cell>
          <table:table-cell table:formula="of:=IF([.S24]&gt;0;IF([.L24]=&quot;away&quot;;[.S24]*[.H2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2:1</text:p>
          </table:table-cell>
          <table:table-cell office:value-type="float" office:value="2.12" calcext:value-type="float">
            <text:p>2.12</text:p>
          </table:table-cell>
          <table:table-cell office:value-type="float" office:value="3.44" calcext:value-type="float">
            <text:p>3.44</text:p>
          </table:table-cell>
          <table:table-cell office:value-type="float" office:value="3.7" calcext:value-type="float">
            <text:p>3.7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5226" calcext:value-type="float">
            <text:p>0.5226</text:p>
          </table:table-cell>
          <table:table-cell office:value-type="string" calcext:value-type="string">
            <text:p>home</text:p>
          </table:table-cell>
          <table:table-cell table:formula="of:=([.I25]*([.F25]-1))-(1-[.I25])" office:value-type="float" office:value="-0.605468" calcext:value-type="float">
            <text:p>-0.605468</text:p>
          </table:table-cell>
          <table:table-cell table:formula="of:=([.J25]*([.G25]-1))-(1-[.J25])" office:value-type="float" office:value="0.000008000000000008" calcext:value-type="float">
            <text:p>8.000000000008E-06</text:p>
          </table:table-cell>
          <table:table-cell table:formula="of:=([.K25]*([.H25]-1))-(1-[.K25])" office:value-type="float" office:value="0.93362" calcext:value-type="float">
            <text:p>0.93362</text:p>
          </table:table-cell>
          <table:table-cell/>
          <table:table-cell table:formula="of:=IF([.M25]&gt;0.1;IF([.M25]&gt;[.N25];IF([.M25]&gt;[.O25];[.M25];0);0);0)" office:value-type="float" office:value="0" calcext:value-type="float">
            <text:p>0</text:p>
          </table:table-cell>
          <table:table-cell table:formula="of:=IF([.N25]&gt;0.1;IF([.N25]&gt;[.M25];IF([.N25]&gt;[.O25];[.N25];0);0);0)" office:value-type="float" office:value="0" calcext:value-type="float">
            <text:p>0</text:p>
          </table:table-cell>
          <table:table-cell table:formula="of:=IF([.O25]&gt;0.1;IF([.O25]&gt;[.M25];IF([.O25]&gt;[.N25];[.O25];0);0);0)" office:value-type="float" office:value="0.93362" calcext:value-type="float">
            <text:p>0.93362</text:p>
          </table:table-cell>
          <table:table-cell/>
          <table:table-cell table:formula="of:=IF([.Q25]&gt;0;IF([.L25]=&quot;home&quot;;[.Q25]*[.F25];0);0)" office:value-type="float" office:value="0" calcext:value-type="float">
            <text:p>0</text:p>
          </table:table-cell>
          <table:table-cell table:formula="of:=IF([.R25]&gt;0;IF([.L25]=&quot;draw&quot;;[.R25]*[.G25];0);0)" office:value-type="float" office:value="0" calcext:value-type="float">
            <text:p>0</text:p>
          </table:table-cell>
          <table:table-cell table:formula="of:=IF([.S25]&gt;0;IF([.L25]=&quot;away&quot;;[.S25]*[.H2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Oct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1:2</text:p>
          </table:table-cell>
          <table:table-cell office:value-type="float" office:value="1.78" calcext:value-type="float">
            <text:p>1.78</text:p>
          </table:table-cell>
          <table:table-cell office:value-type="float" office:value="3.73" calcext:value-type="float">
            <text:p>3.73</text:p>
          </table:table-cell>
          <table:table-cell office:value-type="float" office:value="4.84" calcext:value-type="float">
            <text:p>4.84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6017" calcext:value-type="float">
            <text:p>0.6017</text:p>
          </table:table-cell>
          <table:table-cell office:value-type="string" calcext:value-type="string">
            <text:p>away</text:p>
          </table:table-cell>
          <table:table-cell table:formula="of:=([.I26]*([.F26]-1))-(1-[.I26])" office:value-type="float" office:value="-0.784798" calcext:value-type="float">
            <text:p>-0.784798</text:p>
          </table:table-cell>
          <table:table-cell table:formula="of:=([.J26]*([.G26]-1))-(1-[.J26])" office:value-type="float" office:value="0.032091" calcext:value-type="float">
            <text:p>0.032091</text:p>
          </table:table-cell>
          <table:table-cell table:formula="of:=([.K26]*([.H26]-1))-(1-[.K26])" office:value-type="float" office:value="1.912228" calcext:value-type="float">
            <text:p>1.912228</text:p>
          </table:table-cell>
          <table:table-cell/>
          <table:table-cell table:formula="of:=IF([.M26]&gt;0.1;IF([.M26]&gt;[.N26];IF([.M26]&gt;[.O26];[.M26];0);0);0)" office:value-type="float" office:value="0" calcext:value-type="float">
            <text:p>0</text:p>
          </table:table-cell>
          <table:table-cell table:formula="of:=IF([.N26]&gt;0.1;IF([.N26]&gt;[.M26];IF([.N26]&gt;[.O26];[.N26];0);0);0)" office:value-type="float" office:value="0" calcext:value-type="float">
            <text:p>0</text:p>
          </table:table-cell>
          <table:table-cell table:formula="of:=IF([.O26]&gt;0.1;IF([.O26]&gt;[.M26];IF([.O26]&gt;[.N26];[.O26];0);0);0)" office:value-type="float" office:value="1.912228" calcext:value-type="float">
            <text:p>1.912228</text:p>
          </table:table-cell>
          <table:table-cell/>
          <table:table-cell table:formula="of:=IF([.Q26]&gt;0;IF([.L26]=&quot;home&quot;;[.Q26]*[.F26];0);0)" office:value-type="float" office:value="0" calcext:value-type="float">
            <text:p>0</text:p>
          </table:table-cell>
          <table:table-cell table:formula="of:=IF([.R26]&gt;0;IF([.L26]=&quot;draw&quot;;[.R26]*[.G26];0);0)" office:value-type="float" office:value="0" calcext:value-type="float">
            <text:p>0</text:p>
          </table:table-cell>
          <table:table-cell table:formula="of:=IF([.S26]&gt;0;IF([.L26]=&quot;away&quot;;[.S26]*[.H26];0);0)" office:value-type="float" office:value="9.25518352" calcext:value-type="float">
            <text:p>9.25518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0:0</text:p>
          </table:table-cell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2.36" calcext:value-type="float">
            <text:p>2.36</text:p>
          </table:table-cell>
          <table:table-cell office:value-type="float" office:value="0.22" calcext:value-type="float">
            <text:p>0.22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3524" calcext:value-type="float">
            <text:p>0.3524</text:p>
          </table:table-cell>
          <table:table-cell office:value-type="string" calcext:value-type="string">
            <text:p>draw</text:p>
          </table:table-cell>
          <table:table-cell table:formula="of:=([.I27]*([.F27]-1))-(1-[.I27])" office:value-type="float" office:value="-0.285" calcext:value-type="float">
            <text:p>-0.285</text:p>
          </table:table-cell>
          <table:table-cell table:formula="of:=([.J27]*([.G27]-1))-(1-[.J27])" office:value-type="float" office:value="0.406475" calcext:value-type="float">
            <text:p>0.406475</text:p>
          </table:table-cell>
          <table:table-cell table:formula="of:=([.K27]*([.H27]-1))-(1-[.K27])" office:value-type="float" office:value="-0.168336" calcext:value-type="float">
            <text:p>-0.168336</text:p>
          </table:table-cell>
          <table:table-cell/>
          <table:table-cell table:formula="of:=IF([.M27]&gt;0.1;IF([.M27]&gt;[.N27];IF([.M27]&gt;[.O27];[.M27];0);0);0)" office:value-type="float" office:value="0" calcext:value-type="float">
            <text:p>0</text:p>
          </table:table-cell>
          <table:table-cell table:formula="of:=IF([.N27]&gt;0.1;IF([.N27]&gt;[.M27];IF([.N27]&gt;[.O27];[.N27];0);0);0)" office:value-type="float" office:value="0.406475" calcext:value-type="float">
            <text:p>0.406475</text:p>
          </table:table-cell>
          <table:table-cell table:formula="of:=IF([.O27]&gt;0.1;IF([.O27]&gt;[.M27];IF([.O27]&gt;[.N27];[.O27];0);0);0)" office:value-type="float" office:value="0" calcext:value-type="float">
            <text:p>0</text:p>
          </table:table-cell>
          <table:table-cell/>
          <table:table-cell table:formula="of:=IF([.Q27]&gt;0;IF([.L27]=&quot;home&quot;;[.Q27]*[.F27];0);0)" office:value-type="float" office:value="0" calcext:value-type="float">
            <text:p>0</text:p>
          </table:table-cell>
          <table:table-cell table:formula="of:=IF([.R27]&gt;0;IF([.L27]=&quot;draw&quot;;[.R27]*[.G27];0);0)" office:value-type="float" office:value="1.33730275" calcext:value-type="float">
            <text:p>1.33730275</text:p>
          </table:table-cell>
          <table:table-cell table:formula="of:=IF([.S27]&gt;0;IF([.L27]=&quot;away&quot;;[.S27]*[.H2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0:0</text:p>
          </table:table-cell>
          <table:table-cell office:value-type="float" office:value="1.97" calcext:value-type="float">
            <text:p>1.97</text:p>
          </table:table-cell>
          <table:table-cell office:value-type="float" office:value="3.6" calcext:value-type="float">
            <text:p>3.6</text:p>
          </table:table-cell>
          <table:table-cell office:value-type="float" office:value="4.04" calcext:value-type="float">
            <text:p>4.04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08" calcext:value-type="float">
            <text:p>0.2808</text:p>
          </table:table-cell>
          <table:table-cell office:value-type="string" calcext:value-type="string">
            <text:p>draw</text:p>
          </table:table-cell>
          <table:table-cell table:formula="of:=([.I28]*([.F28]-1))-(1-[.I28])" office:value-type="float" office:value="-0.165508" calcext:value-type="float">
            <text:p>-0.165508</text:p>
          </table:table-cell>
          <table:table-cell table:formula="of:=([.J28]*([.G28]-1))-(1-[.J28])" office:value-type="float" office:value="0.0619999999999999" calcext:value-type="float">
            <text:p>0.062</text:p>
          </table:table-cell>
          <table:table-cell table:formula="of:=([.K28]*([.H28]-1))-(1-[.K28])" office:value-type="float" office:value="0.134432" calcext:value-type="float">
            <text:p>0.134432</text:p>
          </table:table-cell>
          <table:table-cell/>
          <table:table-cell table:formula="of:=IF([.M28]&gt;0.1;IF([.M28]&gt;[.N28];IF([.M28]&gt;[.O28];[.M28];0);0);0)" office:value-type="float" office:value="0" calcext:value-type="float">
            <text:p>0</text:p>
          </table:table-cell>
          <table:table-cell table:formula="of:=IF([.N28]&gt;0.1;IF([.N28]&gt;[.M28];IF([.N28]&gt;[.O28];[.N28];0);0);0)" office:value-type="float" office:value="0" calcext:value-type="float">
            <text:p>0</text:p>
          </table:table-cell>
          <table:table-cell table:formula="of:=IF([.O28]&gt;0.1;IF([.O28]&gt;[.M28];IF([.O28]&gt;[.N28];[.O28];0);0);0)" office:value-type="float" office:value="0.134432" calcext:value-type="float">
            <text:p>0.134432</text:p>
          </table:table-cell>
          <table:table-cell/>
          <table:table-cell table:formula="of:=IF([.Q28]&gt;0;IF([.L28]=&quot;home&quot;;[.Q28]*[.F28];0);0)" office:value-type="float" office:value="0" calcext:value-type="float">
            <text:p>0</text:p>
          </table:table-cell>
          <table:table-cell table:formula="of:=IF([.R28]&gt;0;IF([.L28]=&quot;draw&quot;;[.R28]*[.G28];0);0)" office:value-type="float" office:value="0" calcext:value-type="float">
            <text:p>0</text:p>
          </table:table-cell>
          <table:table-cell table:formula="of:=IF([.S28]&gt;0;IF([.L28]=&quot;away&quot;;[.S28]*[.H2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:1</text:p>
          </table:table-cell>
          <table:table-cell office:value-type="float" office:value="1.42" calcext:value-type="float">
            <text:p>1.42</text:p>
          </table:table-cell>
          <table:table-cell office:value-type="float" office:value="4.79" calcext:value-type="float">
            <text:p>4.79</text:p>
          </table:table-cell>
          <table:table-cell office:value-type="float" office:value="8.24" calcext:value-type="float">
            <text:p>8.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1484" calcext:value-type="float">
            <text:p>0.1484</text:p>
          </table:table-cell>
          <table:table-cell office:value-type="string" calcext:value-type="string">
            <text:p>home</text:p>
          </table:table-cell>
          <table:table-cell table:formula="of:=([.I29]*([.F29]-1))-(1-[.I29])" office:value-type="float" office:value="-0.2687" calcext:value-type="float">
            <text:p>-0.2687</text:p>
          </table:table-cell>
          <table:table-cell table:formula="of:=([.J29]*([.G29]-1))-(1-[.J29])" office:value-type="float" office:value="0.610877" calcext:value-type="float">
            <text:p>0.610877</text:p>
          </table:table-cell>
          <table:table-cell table:formula="of:=([.K29]*([.H29]-1))-(1-[.K29])" office:value-type="float" office:value="0.222816" calcext:value-type="float">
            <text:p>0.222816</text:p>
          </table:table-cell>
          <table:table-cell/>
          <table:table-cell table:formula="of:=IF([.M29]&gt;0.1;IF([.M29]&gt;[.N29];IF([.M29]&gt;[.O29];[.M29];0);0);0)" office:value-type="float" office:value="0" calcext:value-type="float">
            <text:p>0</text:p>
          </table:table-cell>
          <table:table-cell table:formula="of:=IF([.N29]&gt;0.1;IF([.N29]&gt;[.M29];IF([.N29]&gt;[.O29];[.N29];0);0);0)" office:value-type="float" office:value="0.610877" calcext:value-type="float">
            <text:p>0.610877</text:p>
          </table:table-cell>
          <table:table-cell table:formula="of:=IF([.O29]&gt;0.1;IF([.O29]&gt;[.M29];IF([.O29]&gt;[.N29];[.O29];0);0);0)" office:value-type="float" office:value="0" calcext:value-type="float">
            <text:p>0</text:p>
          </table:table-cell>
          <table:table-cell/>
          <table:table-cell table:formula="of:=IF([.Q29]&gt;0;IF([.L29]=&quot;home&quot;;[.Q29]*[.F29];0);0)" office:value-type="float" office:value="0" calcext:value-type="float">
            <text:p>0</text:p>
          </table:table-cell>
          <table:table-cell table:formula="of:=IF([.R29]&gt;0;IF([.L29]=&quot;draw&quot;;[.R29]*[.G29];0);0)" office:value-type="float" office:value="0" calcext:value-type="float">
            <text:p>0</text:p>
          </table:table-cell>
          <table:table-cell table:formula="of:=IF([.S29]&gt;0;IF([.L29]=&quot;away&quot;;[.S29]*[.H2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Oct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1:0</text:p>
          </table:table-cell>
          <table:table-cell office:value-type="float" office:value="1.77" calcext:value-type="float">
            <text:p>1.77</text:p>
          </table:table-cell>
          <table:table-cell office:value-type="float" office:value="3.94" calcext:value-type="float">
            <text:p>3.94</text:p>
          </table:table-cell>
          <table:table-cell office:value-type="float" office:value="4.67" calcext:value-type="float">
            <text:p>4.67</text:p>
          </table:table-cell>
          <table:table-cell office:value-type="float" office:value="0.13" calcext:value-type="float">
            <text:p>0.13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6431" calcext:value-type="float">
            <text:p>0.6431</text:p>
          </table:table-cell>
          <table:table-cell office:value-type="string" calcext:value-type="string">
            <text:p>home</text:p>
          </table:table-cell>
          <table:table-cell table:formula="of:=([.I30]*([.F30]-1))-(1-[.I30])" office:value-type="float" office:value="-0.7699" calcext:value-type="float">
            <text:p>-0.7699</text:p>
          </table:table-cell>
          <table:table-cell table:formula="of:=([.J30]*([.G30]-1))-(1-[.J30])" office:value-type="float" office:value="-0.114682" calcext:value-type="float">
            <text:p>-0.114682</text:p>
          </table:table-cell>
          <table:table-cell table:formula="of:=([.K30]*([.H30]-1))-(1-[.K30])" office:value-type="float" office:value="2.003277" calcext:value-type="float">
            <text:p>2.003277</text:p>
          </table:table-cell>
          <table:table-cell/>
          <table:table-cell table:formula="of:=IF([.M30]&gt;0.1;IF([.M30]&gt;[.N30];IF([.M30]&gt;[.O30];[.M30];0);0);0)" office:value-type="float" office:value="0" calcext:value-type="float">
            <text:p>0</text:p>
          </table:table-cell>
          <table:table-cell table:formula="of:=IF([.N30]&gt;0.1;IF([.N30]&gt;[.M30];IF([.N30]&gt;[.O30];[.N30];0);0);0)" office:value-type="float" office:value="0" calcext:value-type="float">
            <text:p>0</text:p>
          </table:table-cell>
          <table:table-cell table:formula="of:=IF([.O30]&gt;0.1;IF([.O30]&gt;[.M30];IF([.O30]&gt;[.N30];[.O30];0);0);0)" office:value-type="float" office:value="2.003277" calcext:value-type="float">
            <text:p>2.003277</text:p>
          </table:table-cell>
          <table:table-cell/>
          <table:table-cell table:formula="of:=IF([.Q30]&gt;0;IF([.L30]=&quot;home&quot;;[.Q30]*[.F30];0);0)" office:value-type="float" office:value="0" calcext:value-type="float">
            <text:p>0</text:p>
          </table:table-cell>
          <table:table-cell table:formula="of:=IF([.R30]&gt;0;IF([.L30]=&quot;draw&quot;;[.R30]*[.G30];0);0)" office:value-type="float" office:value="0" calcext:value-type="float">
            <text:p>0</text:p>
          </table:table-cell>
          <table:table-cell table:formula="of:=IF([.S30]&gt;0;IF([.L30]=&quot;away&quot;;[.S30]*[.H3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Sep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1:1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2.72" calcext:value-type="float">
            <text:p>2.72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draw</text:p>
          </table:table-cell>
          <table:table-cell table:formula="of:=([.I31]*([.F31]-1))-(1-[.I31])" office:value-type="float" office:value="1.03435" calcext:value-type="float">
            <text:p>1.03435</text:p>
          </table:table-cell>
          <table:table-cell table:formula="of:=([.J31]*([.G31]-1))-(1-[.J31])" office:value-type="float" office:value="-0.149104" calcext:value-type="float">
            <text:p>-0.149104</text:p>
          </table:table-cell>
          <table:table-cell table:formula="of:=([.K31]*([.H31]-1))-(1-[.K31])" office:value-type="float" office:value="-0.933088" calcext:value-type="float">
            <text:p>-0.933088</text:p>
          </table:table-cell>
          <table:table-cell/>
          <table:table-cell table:formula="of:=IF([.M31]&gt;0.1;IF([.M31]&gt;[.N31];IF([.M31]&gt;[.O31];[.M31];0);0);0)" office:value-type="float" office:value="1.03435" calcext:value-type="float">
            <text:p>1.03435</text:p>
          </table:table-cell>
          <table:table-cell table:formula="of:=IF([.N31]&gt;0.1;IF([.N31]&gt;[.M31];IF([.N31]&gt;[.O31];[.N31];0);0);0)" office:value-type="float" office:value="0" calcext:value-type="float">
            <text:p>0</text:p>
          </table:table-cell>
          <table:table-cell table:formula="of:=IF([.O31]&gt;0.1;IF([.O31]&gt;[.M31];IF([.O31]&gt;[.N31];[.O31];0);0);0)" office:value-type="float" office:value="0" calcext:value-type="float">
            <text:p>0</text:p>
          </table:table-cell>
          <table:table-cell/>
          <table:table-cell table:formula="of:=IF([.Q31]&gt;0;IF([.L31]=&quot;home&quot;;[.Q31]*[.F31];0);0)" office:value-type="float" office:value="0" calcext:value-type="float">
            <text:p>0</text:p>
          </table:table-cell>
          <table:table-cell table:formula="of:=IF([.R31]&gt;0;IF([.L31]=&quot;draw&quot;;[.R31]*[.G31];0);0)" office:value-type="float" office:value="0" calcext:value-type="float">
            <text:p>0</text:p>
          </table:table-cell>
          <table:table-cell table:formula="of:=IF([.S31]&gt;0;IF([.L31]=&quot;away&quot;;[.S31]*[.H3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 Sep 202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3:1</text:p>
          </table:table-cell>
          <table:table-cell office:value-type="float" office:value="2.21" calcext:value-type="float">
            <text:p>2.21</text:p>
          </table:table-cell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3765" calcext:value-type="float">
            <text:p>0.3765</text:p>
          </table:table-cell>
          <table:table-cell office:value-type="string" calcext:value-type="string">
            <text:p>home</text:p>
          </table:table-cell>
          <table:table-cell table:formula="of:=([.I32]*([.F32]-1))-(1-[.I32])" office:value-type="float" office:value="-0.248158" calcext:value-type="float">
            <text:p>-0.248158</text:p>
          </table:table-cell>
          <table:table-cell table:formula="of:=([.J32]*([.G32]-1))-(1-[.J32])" office:value-type="float" office:value="-0.0353109999999999" calcext:value-type="float">
            <text:p>-0.035311</text:p>
          </table:table-cell>
          <table:table-cell table:formula="of:=([.K32]*([.H32]-1))-(1-[.K32])" office:value-type="float" office:value="0.313985" calcext:value-type="float">
            <text:p>0.313985</text:p>
          </table:table-cell>
          <table:table-cell/>
          <table:table-cell table:formula="of:=IF([.M32]&gt;0.1;IF([.M32]&gt;[.N32];IF([.M32]&gt;[.O32];[.M32];0);0);0)" office:value-type="float" office:value="0" calcext:value-type="float">
            <text:p>0</text:p>
          </table:table-cell>
          <table:table-cell table:formula="of:=IF([.N32]&gt;0.1;IF([.N32]&gt;[.M32];IF([.N32]&gt;[.O32];[.N32];0);0);0)" office:value-type="float" office:value="0" calcext:value-type="float">
            <text:p>0</text:p>
          </table:table-cell>
          <table:table-cell table:formula="of:=IF([.O32]&gt;0.1;IF([.O32]&gt;[.M32];IF([.O32]&gt;[.N32];[.O32];0);0);0)" office:value-type="float" office:value="0.313985" calcext:value-type="float">
            <text:p>0.313985</text:p>
          </table:table-cell>
          <table:table-cell/>
          <table:table-cell table:formula="of:=IF([.Q32]&gt;0;IF([.L32]=&quot;home&quot;;[.Q32]*[.F32];0);0)" office:value-type="float" office:value="0" calcext:value-type="float">
            <text:p>0</text:p>
          </table:table-cell>
          <table:table-cell table:formula="of:=IF([.R32]&gt;0;IF([.L32]=&quot;draw&quot;;[.R32]*[.G32];0);0)" office:value-type="float" office:value="0" calcext:value-type="float">
            <text:p>0</text:p>
          </table:table-cell>
          <table:table-cell table:formula="of:=IF([.S32]&gt;0;IF([.L32]=&quot;away&quot;;[.S32]*[.H3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3:3</text:p>
          </table:table-cell>
          <table:table-cell office:value-type="float" office:value="7.71" calcext:value-type="float">
            <text:p>7.71</text:p>
          </table:table-cell>
          <table:table-cell office:value-type="float" office:value="4.93" calcext:value-type="float">
            <text:p>4.93</text:p>
          </table:table-cell>
          <table:table-cell office:value-type="float" office:value="1.42" calcext:value-type="float">
            <text:p>1.42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4286" calcext:value-type="float">
            <text:p>0.4286</text:p>
          </table:table-cell>
          <table:table-cell office:value-type="string" calcext:value-type="string">
            <text:p>draw</text:p>
          </table:table-cell>
          <table:table-cell table:formula="of:=([.I33]*([.F33]-1))-(1-[.I33])" office:value-type="float" office:value="1.141067" calcext:value-type="float">
            <text:p>1.141067</text:p>
          </table:table-cell>
          <table:table-cell table:formula="of:=([.J33]*([.G33]-1))-(1-[.J33])" office:value-type="float" office:value="0.445476" calcext:value-type="float">
            <text:p>0.445476</text:p>
          </table:table-cell>
          <table:table-cell table:formula="of:=([.K33]*([.H33]-1))-(1-[.K33])" office:value-type="float" office:value="-0.391388" calcext:value-type="float">
            <text:p>-0.391388</text:p>
          </table:table-cell>
          <table:table-cell/>
          <table:table-cell table:formula="of:=IF([.M33]&gt;0.1;IF([.M33]&gt;[.N33];IF([.M33]&gt;[.O33];[.M33];0);0);0)" office:value-type="float" office:value="1.141067" calcext:value-type="float">
            <text:p>1.141067</text:p>
          </table:table-cell>
          <table:table-cell table:formula="of:=IF([.N33]&gt;0.1;IF([.N33]&gt;[.M33];IF([.N33]&gt;[.O33];[.N33];0);0);0)" office:value-type="float" office:value="0" calcext:value-type="float">
            <text:p>0</text:p>
          </table:table-cell>
          <table:table-cell table:formula="of:=IF([.O33]&gt;0.1;IF([.O33]&gt;[.M33];IF([.O33]&gt;[.N33];[.O33];0);0);0)" office:value-type="float" office:value="0" calcext:value-type="float">
            <text:p>0</text:p>
          </table:table-cell>
          <table:table-cell/>
          <table:table-cell table:formula="of:=IF([.Q33]&gt;0;IF([.L33]=&quot;home&quot;;[.Q33]*[.F33];0);0)" office:value-type="float" office:value="0" calcext:value-type="float">
            <text:p>0</text:p>
          </table:table-cell>
          <table:table-cell table:formula="of:=IF([.R33]&gt;0;IF([.L33]=&quot;draw&quot;;[.R33]*[.G33];0);0)" office:value-type="float" office:value="0" calcext:value-type="float">
            <text:p>0</text:p>
          </table:table-cell>
          <table:table-cell table:formula="of:=IF([.S33]&gt;0;IF([.L33]=&quot;away&quot;;[.S33]*[.H3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2:0</text:p>
          </table:table-cell>
          <table:table-cell office:value-type="float" office:value="1.7" calcext:value-type="float">
            <text:p>1.7</text:p>
          </table:table-cell>
          <table:table-cell office:value-type="float" office:value="3.77" calcext:value-type="float">
            <text:p>3.77</text:p>
          </table:table-cell>
          <table:table-cell office:value-type="float" office:value="5.53" calcext:value-type="float">
            <text:p>5.53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284" calcext:value-type="float">
            <text:p>0.284</text:p>
          </table:table-cell>
          <table:table-cell office:value-type="float" office:value="0.2086" calcext:value-type="float">
            <text:p>0.2086</text:p>
          </table:table-cell>
          <table:table-cell office:value-type="string" calcext:value-type="string">
            <text:p>home</text:p>
          </table:table-cell>
          <table:table-cell table:formula="of:=([.I34]*([.F34]-1))-(1-[.I34])" office:value-type="float" office:value="-0.13793" calcext:value-type="float">
            <text:p>-0.13793</text:p>
          </table:table-cell>
          <table:table-cell table:formula="of:=([.J34]*([.G34]-1))-(1-[.J34])" office:value-type="float" office:value="0.0706800000000001" calcext:value-type="float">
            <text:p>0.07068</text:p>
          </table:table-cell>
          <table:table-cell table:formula="of:=([.K34]*([.H34]-1))-(1-[.K34])" office:value-type="float" office:value="0.153558" calcext:value-type="float">
            <text:p>0.153558</text:p>
          </table:table-cell>
          <table:table-cell/>
          <table:table-cell table:formula="of:=IF([.M34]&gt;0.1;IF([.M34]&gt;[.N34];IF([.M34]&gt;[.O34];[.M34];0);0);0)" office:value-type="float" office:value="0" calcext:value-type="float">
            <text:p>0</text:p>
          </table:table-cell>
          <table:table-cell table:formula="of:=IF([.N34]&gt;0.1;IF([.N34]&gt;[.M34];IF([.N34]&gt;[.O34];[.N34];0);0);0)" office:value-type="float" office:value="0" calcext:value-type="float">
            <text:p>0</text:p>
          </table:table-cell>
          <table:table-cell table:formula="of:=IF([.O34]&gt;0.1;IF([.O34]&gt;[.M34];IF([.O34]&gt;[.N34];[.O34];0);0);0)" office:value-type="float" office:value="0.153558" calcext:value-type="float">
            <text:p>0.153558</text:p>
          </table:table-cell>
          <table:table-cell/>
          <table:table-cell table:formula="of:=IF([.Q34]&gt;0;IF([.L34]=&quot;home&quot;;[.Q34]*[.F34];0);0)" office:value-type="float" office:value="0" calcext:value-type="float">
            <text:p>0</text:p>
          </table:table-cell>
          <table:table-cell table:formula="of:=IF([.R34]&gt;0;IF([.L34]=&quot;draw&quot;;[.R34]*[.G34];0);0)" office:value-type="float" office:value="0" calcext:value-type="float">
            <text:p>0</text:p>
          </table:table-cell>
          <table:table-cell table:formula="of:=IF([.S34]&gt;0;IF([.L34]=&quot;away&quot;;[.S34]*[.H3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1:2</text:p>
          </table:table-cell>
          <table:table-cell office:value-type="float" office:value="2.99" calcext:value-type="float">
            <text:p>2.99</text:p>
          </table:table-cell>
          <table:table-cell office:value-type="float" office:value="3.58" calcext:value-type="float">
            <text:p>3.58</text:p>
          </table:table-cell>
          <table:table-cell office:value-type="float" office:value="2.36" calcext:value-type="float">
            <text:p>2.36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169" calcext:value-type="float">
            <text:p>0.169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way</text:p>
          </table:table-cell>
          <table:table-cell table:formula="of:=([.I35]*([.F35]-1))-(1-[.I35])" office:value-type="float" office:value="-0.729405" calcext:value-type="float">
            <text:p>-0.729405</text:p>
          </table:table-cell>
          <table:table-cell table:formula="of:=([.J35]*([.G35]-1))-(1-[.J35])" office:value-type="float" office:value="-0.39498" calcext:value-type="float">
            <text:p>-0.39498</text:p>
          </table:table-cell>
          <table:table-cell table:formula="of:=([.K35]*([.H35]-1))-(1-[.K35])" office:value-type="float" office:value="0.727284" calcext:value-type="float">
            <text:p>0.727284</text:p>
          </table:table-cell>
          <table:table-cell/>
          <table:table-cell table:formula="of:=IF([.M35]&gt;0.1;IF([.M35]&gt;[.N35];IF([.M35]&gt;[.O35];[.M35];0);0);0)" office:value-type="float" office:value="0" calcext:value-type="float">
            <text:p>0</text:p>
          </table:table-cell>
          <table:table-cell table:formula="of:=IF([.N35]&gt;0.1;IF([.N35]&gt;[.M35];IF([.N35]&gt;[.O35];[.N35];0);0);0)" office:value-type="float" office:value="0" calcext:value-type="float">
            <text:p>0</text:p>
          </table:table-cell>
          <table:table-cell table:formula="of:=IF([.O35]&gt;0.1;IF([.O35]&gt;[.M35];IF([.O35]&gt;[.N35];[.O35];0);0);0)" office:value-type="float" office:value="0.727284" calcext:value-type="float">
            <text:p>0.727284</text:p>
          </table:table-cell>
          <table:table-cell/>
          <table:table-cell table:formula="of:=IF([.Q35]&gt;0;IF([.L35]=&quot;home&quot;;[.Q35]*[.F35];0);0)" office:value-type="float" office:value="0" calcext:value-type="float">
            <text:p>0</text:p>
          </table:table-cell>
          <table:table-cell table:formula="of:=IF([.R35]&gt;0;IF([.L35]=&quot;draw&quot;;[.R35]*[.G35];0);0)" office:value-type="float" office:value="0" calcext:value-type="float">
            <text:p>0</text:p>
          </table:table-cell>
          <table:table-cell table:formula="of:=IF([.S35]&gt;0;IF([.L35]=&quot;away&quot;;[.S35]*[.H35];0);0)" office:value-type="float" office:value="1.71639024" calcext:value-type="float">
            <text:p>1.71639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2:2</text:p>
          </table:table-cell>
          <table:table-cell office:value-type="float" office:value="1.69" calcext:value-type="float">
            <text:p>1.69</text:p>
          </table:table-cell>
          <table:table-cell office:value-type="float" office:value="3.86" calcext:value-type="float">
            <text:p>3.86</text:p>
          </table:table-cell>
          <table:table-cell office:value-type="float" office:value="5.4" calcext:value-type="float">
            <text:p>5.4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draw</text:p>
          </table:table-cell>
          <table:table-cell table:formula="of:=([.I36]*([.F36]-1))-(1-[.I36])" office:value-type="float" office:value="-0.402247" calcext:value-type="float">
            <text:p>-0.402247</text:p>
          </table:table-cell>
          <table:table-cell table:formula="of:=([.J36]*([.G36]-1))-(1-[.J36])" office:value-type="float" office:value="-0.129956" calcext:value-type="float">
            <text:p>-0.129956</text:p>
          </table:table-cell>
          <table:table-cell table:formula="of:=([.K36]*([.H36]-1))-(1-[.K36])" office:value-type="float" office:value="1.2518" calcext:value-type="float">
            <text:p>1.2518</text:p>
          </table:table-cell>
          <table:table-cell/>
          <table:table-cell table:formula="of:=IF([.M36]&gt;0.1;IF([.M36]&gt;[.N36];IF([.M36]&gt;[.O36];[.M36];0);0);0)" office:value-type="float" office:value="0" calcext:value-type="float">
            <text:p>0</text:p>
          </table:table-cell>
          <table:table-cell table:formula="of:=IF([.N36]&gt;0.1;IF([.N36]&gt;[.M36];IF([.N36]&gt;[.O36];[.N36];0);0);0)" office:value-type="float" office:value="0" calcext:value-type="float">
            <text:p>0</text:p>
          </table:table-cell>
          <table:table-cell table:formula="of:=IF([.O36]&gt;0.1;IF([.O36]&gt;[.M36];IF([.O36]&gt;[.N36];[.O36];0);0);0)" office:value-type="float" office:value="1.2518" calcext:value-type="float">
            <text:p>1.2518</text:p>
          </table:table-cell>
          <table:table-cell/>
          <table:table-cell table:formula="of:=IF([.Q36]&gt;0;IF([.L36]=&quot;home&quot;;[.Q36]*[.F36];0);0)" office:value-type="float" office:value="0" calcext:value-type="float">
            <text:p>0</text:p>
          </table:table-cell>
          <table:table-cell table:formula="of:=IF([.R36]&gt;0;IF([.L36]=&quot;draw&quot;;[.R36]*[.G36];0);0)" office:value-type="float" office:value="0" calcext:value-type="float">
            <text:p>0</text:p>
          </table:table-cell>
          <table:table-cell table:formula="of:=IF([.S36]&gt;0;IF([.L36]=&quot;away&quot;;[.S36]*[.H3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Sep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0:1</text:p>
          </table:table-cell>
          <table:table-cell office:value-type="float" office:value="2.92" calcext:value-type="float">
            <text:p>2.92</text:p>
          </table:table-cell>
          <table:table-cell office:value-type="float" office:value="3.18" calcext:value-type="float">
            <text:p>3.18</text:p>
          </table:table-cell>
          <table:table-cell office:value-type="float" office:value="2.65" calcext:value-type="float">
            <text:p>2.65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2416" calcext:value-type="float">
            <text:p>0.2416</text:p>
          </table:table-cell>
          <table:table-cell office:value-type="string" calcext:value-type="string">
            <text:p>away</text:p>
          </table:table-cell>
          <table:table-cell table:formula="of:=([.I37]*([.F37]-1))-(1-[.I37])" office:value-type="float" office:value="0.156028" calcext:value-type="float">
            <text:p>0.156028</text:p>
          </table:table-cell>
          <table:table-cell table:formula="of:=([.J37]*([.G37]-1))-(1-[.J37])" office:value-type="float" office:value="0.153068" calcext:value-type="float">
            <text:p>0.153068</text:p>
          </table:table-cell>
          <table:table-cell table:formula="of:=([.K37]*([.H37]-1))-(1-[.K37])" office:value-type="float" office:value="-0.35976" calcext:value-type="float">
            <text:p>-0.35976</text:p>
          </table:table-cell>
          <table:table-cell/>
          <table:table-cell table:formula="of:=IF([.M37]&gt;0.1;IF([.M37]&gt;[.N37];IF([.M37]&gt;[.O37];[.M37];0);0);0)" office:value-type="float" office:value="0.156028" calcext:value-type="float">
            <text:p>0.156028</text:p>
          </table:table-cell>
          <table:table-cell table:formula="of:=IF([.N37]&gt;0.1;IF([.N37]&gt;[.M37];IF([.N37]&gt;[.O37];[.N37];0);0);0)" office:value-type="float" office:value="0" calcext:value-type="float">
            <text:p>0</text:p>
          </table:table-cell>
          <table:table-cell table:formula="of:=IF([.O37]&gt;0.1;IF([.O37]&gt;[.M37];IF([.O37]&gt;[.N37];[.O37];0);0);0)" office:value-type="float" office:value="0" calcext:value-type="float">
            <text:p>0</text:p>
          </table:table-cell>
          <table:table-cell/>
          <table:table-cell table:formula="of:=IF([.Q37]&gt;0;IF([.L37]=&quot;home&quot;;[.Q37]*[.F37];0);0)" office:value-type="float" office:value="0" calcext:value-type="float">
            <text:p>0</text:p>
          </table:table-cell>
          <table:table-cell table:formula="of:=IF([.R37]&gt;0;IF([.L37]=&quot;draw&quot;;[.R37]*[.G37];0);0)" office:value-type="float" office:value="0" calcext:value-type="float">
            <text:p>0</text:p>
          </table:table-cell>
          <table:table-cell table:formula="of:=IF([.S37]&gt;0;IF([.L37]=&quot;away&quot;;[.S37]*[.H3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Sep 202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0:3</text:p>
          </table:table-cell>
          <table:table-cell office:value-type="float" office:value="4.34" calcext:value-type="float">
            <text:p>4.34</text:p>
          </table:table-cell>
          <table:table-cell office:value-type="float" office:value="3.46" calcext:value-type="float">
            <text:p>3.46</text:p>
          </table:table-cell>
          <table:table-cell office:value-type="float" office:value="1.95" calcext:value-type="float">
            <text:p>1.95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5959" calcext:value-type="float">
            <text:p>0.5959</text:p>
          </table:table-cell>
          <table:table-cell office:value-type="string" calcext:value-type="string">
            <text:p>away</text:p>
          </table:table-cell>
          <table:table-cell table:formula="of:=([.I38]*([.F38]-1))-(1-[.I38])" office:value-type="float" office:value="-0.347264" calcext:value-type="float">
            <text:p>-0.347264</text:p>
          </table:table-cell>
          <table:table-cell table:formula="of:=([.J38]*([.G38]-1))-(1-[.J38])" office:value-type="float" office:value="-0.12635" calcext:value-type="float">
            <text:p>-0.12635</text:p>
          </table:table-cell>
          <table:table-cell table:formula="of:=([.K38]*([.H38]-1))-(1-[.K38])" office:value-type="float" office:value="0.162005" calcext:value-type="float">
            <text:p>0.162005</text:p>
          </table:table-cell>
          <table:table-cell/>
          <table:table-cell table:formula="of:=IF([.M38]&gt;0.1;IF([.M38]&gt;[.N38];IF([.M38]&gt;[.O38];[.M38];0);0);0)" office:value-type="float" office:value="0" calcext:value-type="float">
            <text:p>0</text:p>
          </table:table-cell>
          <table:table-cell table:formula="of:=IF([.N38]&gt;0.1;IF([.N38]&gt;[.M38];IF([.N38]&gt;[.O38];[.N38];0);0);0)" office:value-type="float" office:value="0" calcext:value-type="float">
            <text:p>0</text:p>
          </table:table-cell>
          <table:table-cell table:formula="of:=IF([.O38]&gt;0.1;IF([.O38]&gt;[.M38];IF([.O38]&gt;[.N38];[.O38];0);0);0)" office:value-type="float" office:value="0.162005" calcext:value-type="float">
            <text:p>0.162005</text:p>
          </table:table-cell>
          <table:table-cell/>
          <table:table-cell table:formula="of:=IF([.Q38]&gt;0;IF([.L38]=&quot;home&quot;;[.Q38]*[.F38];0);0)" office:value-type="float" office:value="0" calcext:value-type="float">
            <text:p>0</text:p>
          </table:table-cell>
          <table:table-cell table:formula="of:=IF([.R38]&gt;0;IF([.L38]=&quot;draw&quot;;[.R38]*[.G38];0);0)" office:value-type="float" office:value="0" calcext:value-type="float">
            <text:p>0</text:p>
          </table:table-cell>
          <table:table-cell table:formula="of:=IF([.S38]&gt;0;IF([.L38]=&quot;away&quot;;[.S38]*[.H38];0);0)" office:value-type="float" office:value="0.31590975" calcext:value-type="float">
            <text:p>0.31590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Sep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2:1</text:p>
          </table:table-cell>
          <table:table-cell office:value-type="float" office:value="2.54" calcext:value-type="float">
            <text:p>2.54</text:p>
          </table:table-cell>
          <table:table-cell office:value-type="float" office:value="3.21" calcext:value-type="float">
            <text:p>3.21</text:p>
          </table:table-cell>
          <table:table-cell office:value-type="float" office:value="3.04" calcext:value-type="float">
            <text:p>3.04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2898" calcext:value-type="float">
            <text:p>0.2898</text:p>
          </table:table-cell>
          <table:table-cell office:value-type="string" calcext:value-type="string">
            <text:p>home</text:p>
          </table:table-cell>
          <table:table-cell table:formula="of:=([.I39]*([.F39]-1))-(1-[.I39])" office:value-type="float" office:value="-0.446534" calcext:value-type="float">
            <text:p>-0.446534</text:p>
          </table:table-cell>
          <table:table-cell table:formula="of:=([.J39]*([.G39]-1))-(1-[.J39])" office:value-type="float" office:value="0.581246" calcext:value-type="float">
            <text:p>0.581246</text:p>
          </table:table-cell>
          <table:table-cell table:formula="of:=([.K39]*([.H39]-1))-(1-[.K39])" office:value-type="float" office:value="-0.119008" calcext:value-type="float">
            <text:p>-0.119008</text:p>
          </table:table-cell>
          <table:table-cell/>
          <table:table-cell table:formula="of:=IF([.M39]&gt;0.1;IF([.M39]&gt;[.N39];IF([.M39]&gt;[.O39];[.M39];0);0);0)" office:value-type="float" office:value="0" calcext:value-type="float">
            <text:p>0</text:p>
          </table:table-cell>
          <table:table-cell table:formula="of:=IF([.N39]&gt;0.1;IF([.N39]&gt;[.M39];IF([.N39]&gt;[.O39];[.N39];0);0);0)" office:value-type="float" office:value="0.581246" calcext:value-type="float">
            <text:p>0.581246</text:p>
          </table:table-cell>
          <table:table-cell table:formula="of:=IF([.O39]&gt;0.1;IF([.O39]&gt;[.M39];IF([.O39]&gt;[.N39];[.O39];0);0);0)" office:value-type="float" office:value="0" calcext:value-type="float">
            <text:p>0</text:p>
          </table:table-cell>
          <table:table-cell/>
          <table:table-cell table:formula="of:=IF([.Q39]&gt;0;IF([.L39]=&quot;home&quot;;[.Q39]*[.F39];0);0)" office:value-type="float" office:value="0" calcext:value-type="float">
            <text:p>0</text:p>
          </table:table-cell>
          <table:table-cell table:formula="of:=IF([.R39]&gt;0;IF([.L39]=&quot;draw&quot;;[.R39]*[.G39];0);0)" office:value-type="float" office:value="0" calcext:value-type="float">
            <text:p>0</text:p>
          </table:table-cell>
          <table:table-cell table:formula="of:=IF([.S39]&gt;0;IF([.L39]=&quot;away&quot;;[.S39]*[.H3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3:0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3.51" calcext:value-type="float">
            <text:p>3.51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2419" calcext:value-type="float">
            <text:p>0.2419</text:p>
          </table:table-cell>
          <table:table-cell office:value-type="string" calcext:value-type="string">
            <text:p>home</text:p>
          </table:table-cell>
          <table:table-cell table:formula="of:=([.I40]*([.F40]-1))-(1-[.I40])" office:value-type="float" office:value="-0.35672" calcext:value-type="float">
            <text:p>-0.35672</text:p>
          </table:table-cell>
          <table:table-cell table:formula="of:=([.J40]*([.G40]-1))-(1-[.J40])" office:value-type="float" office:value="0.5827" calcext:value-type="float">
            <text:p>0.5827</text:p>
          </table:table-cell>
          <table:table-cell table:formula="of:=([.K40]*([.H40]-1))-(1-[.K40])" office:value-type="float" office:value="-0.150931" calcext:value-type="float">
            <text:p>-0.150931</text:p>
          </table:table-cell>
          <table:table-cell/>
          <table:table-cell table:formula="of:=IF([.M40]&gt;0.1;IF([.M40]&gt;[.N40];IF([.M40]&gt;[.O40];[.M40];0);0);0)" office:value-type="float" office:value="0" calcext:value-type="float">
            <text:p>0</text:p>
          </table:table-cell>
          <table:table-cell table:formula="of:=IF([.N40]&gt;0.1;IF([.N40]&gt;[.M40];IF([.N40]&gt;[.O40];[.N40];0);0);0)" office:value-type="float" office:value="0.5827" calcext:value-type="float">
            <text:p>0.5827</text:p>
          </table:table-cell>
          <table:table-cell table:formula="of:=IF([.O40]&gt;0.1;IF([.O40]&gt;[.M40];IF([.O40]&gt;[.N40];[.O40];0);0);0)" office:value-type="float" office:value="0" calcext:value-type="float">
            <text:p>0</text:p>
          </table:table-cell>
          <table:table-cell/>
          <table:table-cell table:formula="of:=IF([.Q40]&gt;0;IF([.L40]=&quot;home&quot;;[.Q40]*[.F40];0);0)" office:value-type="float" office:value="0" calcext:value-type="float">
            <text:p>0</text:p>
          </table:table-cell>
          <table:table-cell table:formula="of:=IF([.R40]&gt;0;IF([.L40]=&quot;draw&quot;;[.R40]*[.G40];0);0)" office:value-type="float" office:value="0" calcext:value-type="float">
            <text:p>0</text:p>
          </table:table-cell>
          <table:table-cell table:formula="of:=IF([.S40]&gt;0;IF([.L40]=&quot;away&quot;;[.S40]*[.H40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0:1</text:p>
          </table:table-cell>
          <table:table-cell office:value-type="float" office:value="3.82" calcext:value-type="float">
            <text:p>3.82</text:p>
          </table:table-cell>
          <table:table-cell office:value-type="float" office:value="3.65" calcext:value-type="float">
            <text:p>3.65</text:p>
          </table:table-cell>
          <table:table-cell office:value-type="float" office:value="2.01" calcext:value-type="float">
            <text:p>2.01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15" calcext:value-type="float">
            <text:p>0.15</text:p>
          </table:table-cell>
          <table:table-cell office:value-type="float" office:value="0.1486" calcext:value-type="float">
            <text:p>0.1486</text:p>
          </table:table-cell>
          <table:table-cell office:value-type="string" calcext:value-type="string">
            <text:p>away</text:p>
          </table:table-cell>
          <table:table-cell table:formula="of:=([.I41]*([.F41]-1))-(1-[.I41])" office:value-type="float" office:value="1.545266" calcext:value-type="float">
            <text:p>1.545266</text:p>
          </table:table-cell>
          <table:table-cell table:formula="of:=([.J41]*([.G41]-1))-(1-[.J41])" office:value-type="float" office:value="-0.4525" calcext:value-type="float">
            <text:p>-0.4525</text:p>
          </table:table-cell>
          <table:table-cell table:formula="of:=([.K41]*([.H41]-1))-(1-[.K41])" office:value-type="float" office:value="-0.701314" calcext:value-type="float">
            <text:p>-0.701314</text:p>
          </table:table-cell>
          <table:table-cell/>
          <table:table-cell table:formula="of:=IF([.M41]&gt;0.1;IF([.M41]&gt;[.N41];IF([.M41]&gt;[.O41];[.M41];0);0);0)" office:value-type="float" office:value="1.545266" calcext:value-type="float">
            <text:p>1.545266</text:p>
          </table:table-cell>
          <table:table-cell table:formula="of:=IF([.N41]&gt;0.1;IF([.N41]&gt;[.M41];IF([.N41]&gt;[.O41];[.N41];0);0);0)" office:value-type="float" office:value="0" calcext:value-type="float">
            <text:p>0</text:p>
          </table:table-cell>
          <table:table-cell table:formula="of:=IF([.O41]&gt;0.1;IF([.O41]&gt;[.M41];IF([.O41]&gt;[.N41];[.O41];0);0);0)" office:value-type="float" office:value="0" calcext:value-type="float">
            <text:p>0</text:p>
          </table:table-cell>
          <table:table-cell/>
          <table:table-cell table:formula="of:=IF([.Q41]&gt;0;IF([.L41]=&quot;home&quot;;[.Q41]*[.F41];0);0)" office:value-type="float" office:value="0" calcext:value-type="float">
            <text:p>0</text:p>
          </table:table-cell>
          <table:table-cell table:formula="of:=IF([.R41]&gt;0;IF([.L41]=&quot;draw&quot;;[.R41]*[.G41];0);0)" office:value-type="float" office:value="0" calcext:value-type="float">
            <text:p>0</text:p>
          </table:table-cell>
          <table:table-cell table:formula="of:=IF([.S41]&gt;0;IF([.L41]=&quot;away&quot;;[.S41]*[.H4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3:0</text:p>
          </table:table-cell>
          <table:table-cell office:value-type="float" office:value="1.28" calcext:value-type="float">
            <text:p>1.28</text:p>
          </table:table-cell>
          <table:table-cell office:value-type="float" office:value="6.17" calcext:value-type="float">
            <text:p>6.17</text:p>
          </table:table-cell>
          <table:table-cell office:value-type="float" office:value="11.41" calcext:value-type="float">
            <text:p>11.41</text:p>
          </table:table-cell>
          <table:table-cell office:value-type="float" office:value="0.688" calcext:value-type="float">
            <text:p>0.6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146" calcext:value-type="float">
            <text:p>0.1146</text:p>
          </table:table-cell>
          <table:table-cell office:value-type="string" calcext:value-type="string">
            <text:p>home</text:p>
          </table:table-cell>
          <table:table-cell table:formula="of:=([.I42]*([.F42]-1))-(1-[.I42])" office:value-type="float" office:value="-0.11936" calcext:value-type="float">
            <text:p>-0.11936</text:p>
          </table:table-cell>
          <table:table-cell table:formula="of:=([.J42]*([.G42]-1))-(1-[.J42])" office:value-type="float" office:value="0.18464" calcext:value-type="float">
            <text:p>0.18464</text:p>
          </table:table-cell>
          <table:table-cell table:formula="of:=([.K42]*([.H42]-1))-(1-[.K42])" office:value-type="float" office:value="0.307586" calcext:value-type="float">
            <text:p>0.307586</text:p>
          </table:table-cell>
          <table:table-cell/>
          <table:table-cell table:formula="of:=IF([.M42]&gt;0.1;IF([.M42]&gt;[.N42];IF([.M42]&gt;[.O42];[.M42];0);0);0)" office:value-type="float" office:value="0" calcext:value-type="float">
            <text:p>0</text:p>
          </table:table-cell>
          <table:table-cell table:formula="of:=IF([.N42]&gt;0.1;IF([.N42]&gt;[.M42];IF([.N42]&gt;[.O42];[.N42];0);0);0)" office:value-type="float" office:value="0" calcext:value-type="float">
            <text:p>0</text:p>
          </table:table-cell>
          <table:table-cell table:formula="of:=IF([.O42]&gt;0.1;IF([.O42]&gt;[.M42];IF([.O42]&gt;[.N42];[.O42];0);0);0)" office:value-type="float" office:value="0.307586" calcext:value-type="float">
            <text:p>0.307586</text:p>
          </table:table-cell>
          <table:table-cell/>
          <table:table-cell table:formula="of:=IF([.Q42]&gt;0;IF([.L42]=&quot;home&quot;;[.Q42]*[.F42];0);0)" office:value-type="float" office:value="0" calcext:value-type="float">
            <text:p>0</text:p>
          </table:table-cell>
          <table:table-cell table:formula="of:=IF([.R42]&gt;0;IF([.L42]=&quot;draw&quot;;[.R42]*[.G42];0);0)" office:value-type="float" office:value="0" calcext:value-type="float">
            <text:p>0</text:p>
          </table:table-cell>
          <table:table-cell table:formula="of:=IF([.S42]&gt;0;IF([.L42]=&quot;away&quot;;[.S42]*[.H4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0:0</text:p>
          </table:table-cell>
          <table:table-cell office:value-type="float" office:value="1.17" calcext:value-type="float">
            <text:p>1.17</text:p>
          </table:table-cell>
          <table:table-cell office:value-type="float" office:value="8.17" calcext:value-type="float">
            <text:p>8.17</text:p>
          </table:table-cell>
          <table:table-cell office:value-type="float" office:value="17.25" calcext:value-type="float">
            <text:p>17.25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draw</text:p>
          </table:table-cell>
          <table:table-cell table:formula="of:=([.I43]*([.F43]-1))-(1-[.I43])" office:value-type="float" office:value="-0.028783" calcext:value-type="float">
            <text:p>-0.028783</text:p>
          </table:table-cell>
          <table:table-cell table:formula="of:=([.J43]*([.G43]-1))-(1-[.J43])" office:value-type="float" office:value="0.254095" calcext:value-type="float">
            <text:p>0.254095</text:p>
          </table:table-cell>
          <table:table-cell table:formula="of:=([.K43]*([.H43]-1))-(1-[.K43])" office:value-type="float" office:value="-0.784375" calcext:value-type="float">
            <text:p>-0.784375</text:p>
          </table:table-cell>
          <table:table-cell/>
          <table:table-cell table:formula="of:=IF([.M43]&gt;0.1;IF([.M43]&gt;[.N43];IF([.M43]&gt;[.O43];[.M43];0);0);0)" office:value-type="float" office:value="0" calcext:value-type="float">
            <text:p>0</text:p>
          </table:table-cell>
          <table:table-cell table:formula="of:=IF([.N43]&gt;0.1;IF([.N43]&gt;[.M43];IF([.N43]&gt;[.O43];[.N43];0);0);0)" office:value-type="float" office:value="0.254095" calcext:value-type="float">
            <text:p>0.254095</text:p>
          </table:table-cell>
          <table:table-cell table:formula="of:=IF([.O43]&gt;0.1;IF([.O43]&gt;[.M43];IF([.O43]&gt;[.N43];[.O43];0);0);0)" office:value-type="float" office:value="0" calcext:value-type="float">
            <text:p>0</text:p>
          </table:table-cell>
          <table:table-cell/>
          <table:table-cell table:formula="of:=IF([.Q43]&gt;0;IF([.L43]=&quot;home&quot;;[.Q43]*[.F43];0);0)" office:value-type="float" office:value="0" calcext:value-type="float">
            <text:p>0</text:p>
          </table:table-cell>
          <table:table-cell table:formula="of:=IF([.R43]&gt;0;IF([.L43]=&quot;draw&quot;;[.R43]*[.G43];0);0)" office:value-type="float" office:value="2.07595615" calcext:value-type="float">
            <text:p>2.07595615</text:p>
          </table:table-cell>
          <table:table-cell table:formula="of:=IF([.S43]&gt;0;IF([.L43]=&quot;away&quot;;[.S43]*[.H4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1:3</text:p>
          </table:table-cell>
          <table:table-cell office:value-type="float" office:value="2.3" calcext:value-type="float">
            <text:p>2.3</text:p>
          </table:table-cell>
          <table:table-cell office:value-type="float" office:value="3.31" calcext:value-type="float">
            <text:p>3.31</text:p>
          </table:table-cell>
          <table:table-cell office:value-type="float" office:value="3.37" calcext:value-type="float">
            <text:p>3.37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4418" calcext:value-type="float">
            <text:p>0.4418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way</text:p>
          </table:table-cell>
          <table:table-cell table:formula="of:=([.I44]*([.F44]-1))-(1-[.I44])" office:value-type="float" office:value="-0.37348" calcext:value-type="float">
            <text:p>-0.37348</text:p>
          </table:table-cell>
          <table:table-cell table:formula="of:=([.J44]*([.G44]-1))-(1-[.J44])" office:value-type="float" office:value="0.462358" calcext:value-type="float">
            <text:p>0.462358</text:p>
          </table:table-cell>
          <table:table-cell table:formula="of:=([.K44]*([.H44]-1))-(1-[.K44])" office:value-type="float" office:value="-0.0371909999999999" calcext:value-type="float">
            <text:p>-0.037191</text:p>
          </table:table-cell>
          <table:table-cell/>
          <table:table-cell table:formula="of:=IF([.M44]&gt;0.1;IF([.M44]&gt;[.N44];IF([.M44]&gt;[.O44];[.M44];0);0);0)" office:value-type="float" office:value="0" calcext:value-type="float">
            <text:p>0</text:p>
          </table:table-cell>
          <table:table-cell table:formula="of:=IF([.N44]&gt;0.1;IF([.N44]&gt;[.M44];IF([.N44]&gt;[.O44];[.N44];0);0);0)" office:value-type="float" office:value="0.462358" calcext:value-type="float">
            <text:p>0.462358</text:p>
          </table:table-cell>
          <table:table-cell table:formula="of:=IF([.O44]&gt;0.1;IF([.O44]&gt;[.M44];IF([.O44]&gt;[.N44];[.O44];0);0);0)" office:value-type="float" office:value="0" calcext:value-type="float">
            <text:p>0</text:p>
          </table:table-cell>
          <table:table-cell/>
          <table:table-cell table:formula="of:=IF([.Q44]&gt;0;IF([.L44]=&quot;home&quot;;[.Q44]*[.F44];0);0)" office:value-type="float" office:value="0" calcext:value-type="float">
            <text:p>0</text:p>
          </table:table-cell>
          <table:table-cell table:formula="of:=IF([.R44]&gt;0;IF([.L44]=&quot;draw&quot;;[.R44]*[.G44];0);0)" office:value-type="float" office:value="0" calcext:value-type="float">
            <text:p>0</text:p>
          </table:table-cell>
          <table:table-cell table:formula="of:=IF([.S44]&gt;0;IF([.L44]=&quot;away&quot;;[.S44]*[.H4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ep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3:1</text:p>
          </table:table-cell>
          <table:table-cell office:value-type="float" office:value="1.77" calcext:value-type="float">
            <text:p>1.77</text:p>
          </table:table-cell>
          <table:table-cell office:value-type="float" office:value="3.54" calcext:value-type="float">
            <text:p>3.54</text:p>
          </table:table-cell>
          <table:table-cell office:value-type="float" office:value="5.33" calcext:value-type="float">
            <text:p>5.33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1878" calcext:value-type="float">
            <text:p>0.1878</text:p>
          </table:table-cell>
          <table:table-cell office:value-type="string" calcext:value-type="string">
            <text:p>home</text:p>
          </table:table-cell>
          <table:table-cell table:formula="of:=([.I45]*([.F45]-1))-(1-[.I45])" office:value-type="float" office:value="-0.145444" calcext:value-type="float">
            <text:p>-0.145444</text:p>
          </table:table-cell>
          <table:table-cell table:formula="of:=([.J45]*([.G45]-1))-(1-[.J45])" office:value-type="float" office:value="0.165368" calcext:value-type="float">
            <text:p>0.165368</text:p>
          </table:table-cell>
          <table:table-cell table:formula="of:=([.K45]*([.H45]-1))-(1-[.K45])" office:value-type="float" office:value="0.00097400000000003" calcext:value-type="float">
            <text:p>0.000974</text:p>
          </table:table-cell>
          <table:table-cell/>
          <table:table-cell table:formula="of:=IF([.M45]&gt;0.1;IF([.M45]&gt;[.N45];IF([.M45]&gt;[.O45];[.M45];0);0);0)" office:value-type="float" office:value="0" calcext:value-type="float">
            <text:p>0</text:p>
          </table:table-cell>
          <table:table-cell table:formula="of:=IF([.N45]&gt;0.1;IF([.N45]&gt;[.M45];IF([.N45]&gt;[.O45];[.N45];0);0);0)" office:value-type="float" office:value="0.165368" calcext:value-type="float">
            <text:p>0.165368</text:p>
          </table:table-cell>
          <table:table-cell table:formula="of:=IF([.O45]&gt;0.1;IF([.O45]&gt;[.M45];IF([.O45]&gt;[.N45];[.O45];0);0);0)" office:value-type="float" office:value="0" calcext:value-type="float">
            <text:p>0</text:p>
          </table:table-cell>
          <table:table-cell/>
          <table:table-cell table:formula="of:=IF([.Q45]&gt;0;IF([.L45]=&quot;home&quot;;[.Q45]*[.F45];0);0)" office:value-type="float" office:value="0" calcext:value-type="float">
            <text:p>0</text:p>
          </table:table-cell>
          <table:table-cell table:formula="of:=IF([.R45]&gt;0;IF([.L45]=&quot;draw&quot;;[.R45]*[.G45];0);0)" office:value-type="float" office:value="0" calcext:value-type="float">
            <text:p>0</text:p>
          </table:table-cell>
          <table:table-cell table:formula="of:=IF([.S45]&gt;0;IF([.L45]=&quot;away&quot;;[.S45]*[.H4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p 202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0:3</text:p>
          </table:table-cell>
          <table:table-cell office:value-type="float" office:value="4.88" calcext:value-type="float">
            <text:p>4.88</text:p>
          </table:table-cell>
          <table:table-cell office:value-type="float" office:value="4.35" calcext:value-type="float">
            <text:p>4.35</text:p>
          </table:table-cell>
          <table:table-cell office:value-type="float" office:value="1.67" calcext:value-type="float">
            <text:p>1.67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7682" calcext:value-type="float">
            <text:p>0.7682</text:p>
          </table:table-cell>
          <table:table-cell office:value-type="string" calcext:value-type="string">
            <text:p>away</text:p>
          </table:table-cell>
          <table:table-cell table:formula="of:=([.I46]*([.F46]-1))-(1-[.I46])" office:value-type="float" office:value="-0.628632" calcext:value-type="float">
            <text:p>-0.628632</text:p>
          </table:table-cell>
          <table:table-cell table:formula="of:=([.J46]*([.G46]-1))-(1-[.J46])" office:value-type="float" office:value="-0.41797" calcext:value-type="float">
            <text:p>-0.41797</text:p>
          </table:table-cell>
          <table:table-cell table:formula="of:=([.K46]*([.H46]-1))-(1-[.K46])" office:value-type="float" office:value="0.282894" calcext:value-type="float">
            <text:p>0.282894</text:p>
          </table:table-cell>
          <table:table-cell/>
          <table:table-cell table:formula="of:=IF([.M46]&gt;0.1;IF([.M46]&gt;[.N46];IF([.M46]&gt;[.O46];[.M46];0);0);0)" office:value-type="float" office:value="0" calcext:value-type="float">
            <text:p>0</text:p>
          </table:table-cell>
          <table:table-cell table:formula="of:=IF([.N46]&gt;0.1;IF([.N46]&gt;[.M46];IF([.N46]&gt;[.O46];[.N46];0);0);0)" office:value-type="float" office:value="0" calcext:value-type="float">
            <text:p>0</text:p>
          </table:table-cell>
          <table:table-cell table:formula="of:=IF([.O46]&gt;0.1;IF([.O46]&gt;[.M46];IF([.O46]&gt;[.N46];[.O46];0);0);0)" office:value-type="float" office:value="0.282894" calcext:value-type="float">
            <text:p>0.282894</text:p>
          </table:table-cell>
          <table:table-cell/>
          <table:table-cell table:formula="of:=IF([.Q46]&gt;0;IF([.L46]=&quot;home&quot;;[.Q46]*[.F46];0);0)" office:value-type="float" office:value="0" calcext:value-type="float">
            <text:p>0</text:p>
          </table:table-cell>
          <table:table-cell table:formula="of:=IF([.R46]&gt;0;IF([.L46]=&quot;draw&quot;;[.R46]*[.G46];0);0)" office:value-type="float" office:value="0" calcext:value-type="float">
            <text:p>0</text:p>
          </table:table-cell>
          <table:table-cell table:formula="of:=IF([.S46]&gt;0;IF([.L46]=&quot;away&quot;;[.S46]*[.H46];0);0)" office:value-type="float" office:value="0.47243298" calcext:value-type="float">
            <text:p>0.4724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3:0</text:p>
          </table:table-cell>
          <table:table-cell office:value-type="float" office:value="1.34" calcext:value-type="float">
            <text:p>1.34</text:p>
          </table:table-cell>
          <table:table-cell office:value-type="float" office:value="5.3" calcext:value-type="float">
            <text:p>5.3</text:p>
          </table:table-cell>
          <table:table-cell office:value-type="float" office:value="9.79" calcext:value-type="float">
            <text:p>9.7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0391" calcext:value-type="float">
            <text:p>0.0391</text:p>
          </table:table-cell>
          <table:table-cell office:value-type="string" calcext:value-type="string">
            <text:p>home</text:p>
          </table:table-cell>
          <table:table-cell table:formula="of:=([.I47]*([.F47]-1))-(1-[.I47])" office:value-type="float" office:value="-0.0460539999999998" calcext:value-type="float">
            <text:p>-0.046054</text:p>
          </table:table-cell>
          <table:table-cell table:formula="of:=([.J47]*([.G47]-1))-(1-[.J47])" office:value-type="float" office:value="0.31493" calcext:value-type="float">
            <text:p>0.31493</text:p>
          </table:table-cell>
          <table:table-cell table:formula="of:=([.K47]*([.H47]-1))-(1-[.K47])" office:value-type="float" office:value="-0.617211" calcext:value-type="float">
            <text:p>-0.617211</text:p>
          </table:table-cell>
          <table:table-cell/>
          <table:table-cell table:formula="of:=IF([.M47]&gt;0.1;IF([.M47]&gt;[.N47];IF([.M47]&gt;[.O47];[.M47];0);0);0)" office:value-type="float" office:value="0" calcext:value-type="float">
            <text:p>0</text:p>
          </table:table-cell>
          <table:table-cell table:formula="of:=IF([.N47]&gt;0.1;IF([.N47]&gt;[.M47];IF([.N47]&gt;[.O47];[.N47];0);0);0)" office:value-type="float" office:value="0.31493" calcext:value-type="float">
            <text:p>0.31493</text:p>
          </table:table-cell>
          <table:table-cell table:formula="of:=IF([.O47]&gt;0.1;IF([.O47]&gt;[.M47];IF([.O47]&gt;[.N47];[.O47];0);0);0)" office:value-type="float" office:value="0" calcext:value-type="float">
            <text:p>0</text:p>
          </table:table-cell>
          <table:table-cell/>
          <table:table-cell table:formula="of:=IF([.Q47]&gt;0;IF([.L47]=&quot;home&quot;;[.Q47]*[.F47];0);0)" office:value-type="float" office:value="0" calcext:value-type="float">
            <text:p>0</text:p>
          </table:table-cell>
          <table:table-cell table:formula="of:=IF([.R47]&gt;0;IF([.L47]=&quot;draw&quot;;[.R47]*[.G47];0);0)" office:value-type="float" office:value="0" calcext:value-type="float">
            <text:p>0</text:p>
          </table:table-cell>
          <table:table-cell table:formula="of:=IF([.S47]&gt;0;IF([.L47]=&quot;away&quot;;[.S47]*[.H4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1:0</text:p>
          </table:table-cell>
          <table:table-cell office:value-type="float" office:value="1.42" calcext:value-type="float">
            <text:p>1.42</text:p>
          </table:table-cell>
          <table:table-cell office:value-type="float" office:value="4.95" calcext:value-type="float">
            <text:p>4.95</text:p>
          </table:table-cell>
          <table:table-cell office:value-type="float" office:value="7.85" calcext:value-type="float">
            <text:p>7.85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418" calcext:value-type="float">
            <text:p>0.6418</text:p>
          </table:table-cell>
          <table:table-cell office:value-type="string" calcext:value-type="string">
            <text:p>home</text:p>
          </table:table-cell>
          <table:table-cell table:formula="of:=([.I48]*([.F48]-1))-(1-[.I48])" office:value-type="float" office:value="-0.844226" calcext:value-type="float">
            <text:p>-0.844226</text:p>
          </table:table-cell>
          <table:table-cell table:formula="of:=([.J48]*([.G48]-1))-(1-[.J48])" office:value-type="float" office:value="0.223145" calcext:value-type="float">
            <text:p>0.223145</text:p>
          </table:table-cell>
          <table:table-cell table:formula="of:=([.K48]*([.H48]-1))-(1-[.K48])" office:value-type="float" office:value="4.03813" calcext:value-type="float">
            <text:p>4.03813</text:p>
          </table:table-cell>
          <table:table-cell/>
          <table:table-cell table:formula="of:=IF([.M48]&gt;0.1;IF([.M48]&gt;[.N48];IF([.M48]&gt;[.O48];[.M48];0);0);0)" office:value-type="float" office:value="0" calcext:value-type="float">
            <text:p>0</text:p>
          </table:table-cell>
          <table:table-cell table:formula="of:=IF([.N48]&gt;0.1;IF([.N48]&gt;[.M48];IF([.N48]&gt;[.O48];[.N48];0);0);0)" office:value-type="float" office:value="0" calcext:value-type="float">
            <text:p>0</text:p>
          </table:table-cell>
          <table:table-cell table:formula="of:=IF([.O48]&gt;0.1;IF([.O48]&gt;[.M48];IF([.O48]&gt;[.N48];[.O48];0);0);0)" office:value-type="float" office:value="4.03813" calcext:value-type="float">
            <text:p>4.03813</text:p>
          </table:table-cell>
          <table:table-cell/>
          <table:table-cell table:formula="of:=IF([.Q48]&gt;0;IF([.L48]=&quot;home&quot;;[.Q48]*[.F48];0);0)" office:value-type="float" office:value="0" calcext:value-type="float">
            <text:p>0</text:p>
          </table:table-cell>
          <table:table-cell table:formula="of:=IF([.R48]&gt;0;IF([.L48]=&quot;draw&quot;;[.R48]*[.G48];0);0)" office:value-type="float" office:value="0" calcext:value-type="float">
            <text:p>0</text:p>
          </table:table-cell>
          <table:table-cell table:formula="of:=IF([.S48]&gt;0;IF([.L48]=&quot;away&quot;;[.S48]*[.H4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0:1</text:p>
          </table:table-cell>
          <table:table-cell office:value-type="float" office:value="3.02" calcext:value-type="float">
            <text:p>3.02</text:p>
          </table:table-cell>
          <table:table-cell office:value-type="float" office:value="3.04" calcext:value-type="float">
            <text:p>3.04</text:p>
          </table:table-cell>
          <table:table-cell office:value-type="float" office:value="2.68" calcext:value-type="float">
            <text:p>2.68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away</text:p>
          </table:table-cell>
          <table:table-cell table:formula="of:=([.I49]*([.F49]-1))-(1-[.I49])" office:value-type="float" office:value="1.030648" calcext:value-type="float">
            <text:p>1.030648</text:p>
          </table:table-cell>
          <table:table-cell table:formula="of:=([.J49]*([.G49]-1))-(1-[.J49])" office:value-type="float" office:value="-0.179504" calcext:value-type="float">
            <text:p>-0.179504</text:p>
          </table:table-cell>
          <table:table-cell table:formula="of:=([.K49]*([.H49]-1))-(1-[.K49])" office:value-type="float" office:value="-0.846972" calcext:value-type="float">
            <text:p>-0.846972</text:p>
          </table:table-cell>
          <table:table-cell/>
          <table:table-cell table:formula="of:=IF([.M49]&gt;0.1;IF([.M49]&gt;[.N49];IF([.M49]&gt;[.O49];[.M49];0);0);0)" office:value-type="float" office:value="1.030648" calcext:value-type="float">
            <text:p>1.030648</text:p>
          </table:table-cell>
          <table:table-cell table:formula="of:=IF([.N49]&gt;0.1;IF([.N49]&gt;[.M49];IF([.N49]&gt;[.O49];[.N49];0);0);0)" office:value-type="float" office:value="0" calcext:value-type="float">
            <text:p>0</text:p>
          </table:table-cell>
          <table:table-cell table:formula="of:=IF([.O49]&gt;0.1;IF([.O49]&gt;[.M49];IF([.O49]&gt;[.N49];[.O49];0);0);0)" office:value-type="float" office:value="0" calcext:value-type="float">
            <text:p>0</text:p>
          </table:table-cell>
          <table:table-cell/>
          <table:table-cell table:formula="of:=IF([.Q49]&gt;0;IF([.L49]=&quot;home&quot;;[.Q49]*[.F49];0);0)" office:value-type="float" office:value="0" calcext:value-type="float">
            <text:p>0</text:p>
          </table:table-cell>
          <table:table-cell table:formula="of:=IF([.R49]&gt;0;IF([.L49]=&quot;draw&quot;;[.R49]*[.G49];0);0)" office:value-type="float" office:value="0" calcext:value-type="float">
            <text:p>0</text:p>
          </table:table-cell>
          <table:table-cell table:formula="of:=IF([.S49]&gt;0;IF([.L49]=&quot;away&quot;;[.S49]*[.H4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0:1</text:p>
          </table:table-cell>
          <table:table-cell office:value-type="float" office:value="5.63" calcext:value-type="float">
            <text:p>5.63</text:p>
          </table:table-cell>
          <table:table-cell office:value-type="float" office:value="4.07" calcext:value-type="float">
            <text:p>4.07</text:p>
          </table:table-cell>
          <table:table-cell office:value-type="float" office:value="1.64" calcext:value-type="float">
            <text:p>1.64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away</text:p>
          </table:table-cell>
          <table:table-cell table:formula="of:=([.I50]*([.F50]-1))-(1-[.I50])" office:value-type="float" office:value="-0.418984" calcext:value-type="float">
            <text:p>-0.418984</text:p>
          </table:table-cell>
          <table:table-cell table:formula="of:=([.J50]*([.G50]-1))-(1-[.J50])" office:value-type="float" office:value="-0.208792" calcext:value-type="float">
            <text:p>-0.208792</text:p>
          </table:table-cell>
          <table:table-cell table:formula="of:=([.K50]*([.H50]-1))-(1-[.K50])" office:value-type="float" office:value="0.14472" calcext:value-type="float">
            <text:p>0.14472</text:p>
          </table:table-cell>
          <table:table-cell/>
          <table:table-cell table:formula="of:=IF([.M50]&gt;0.1;IF([.M50]&gt;[.N50];IF([.M50]&gt;[.O50];[.M50];0);0);0)" office:value-type="float" office:value="0" calcext:value-type="float">
            <text:p>0</text:p>
          </table:table-cell>
          <table:table-cell table:formula="of:=IF([.N50]&gt;0.1;IF([.N50]&gt;[.M50];IF([.N50]&gt;[.O50];[.N50];0);0);0)" office:value-type="float" office:value="0" calcext:value-type="float">
            <text:p>0</text:p>
          </table:table-cell>
          <table:table-cell table:formula="of:=IF([.O50]&gt;0.1;IF([.O50]&gt;[.M50];IF([.O50]&gt;[.N50];[.O50];0);0);0)" office:value-type="float" office:value="0.14472" calcext:value-type="float">
            <text:p>0.14472</text:p>
          </table:table-cell>
          <table:table-cell/>
          <table:table-cell table:formula="of:=IF([.Q50]&gt;0;IF([.L50]=&quot;home&quot;;[.Q50]*[.F50];0);0)" office:value-type="float" office:value="0" calcext:value-type="float">
            <text:p>0</text:p>
          </table:table-cell>
          <table:table-cell table:formula="of:=IF([.R50]&gt;0;IF([.L50]=&quot;draw&quot;;[.R50]*[.G50];0);0)" office:value-type="float" office:value="0" calcext:value-type="float">
            <text:p>0</text:p>
          </table:table-cell>
          <table:table-cell table:formula="of:=IF([.S50]&gt;0;IF([.L50]=&quot;away&quot;;[.S50]*[.H50];0);0)" office:value-type="float" office:value="0.2373408" calcext:value-type="float">
            <text:p>0.2373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0:0</text:p>
          </table:table-cell>
          <table:table-cell office:value-type="float" office:value="3.11" calcext:value-type="float">
            <text:p>3.11</text:p>
          </table:table-cell>
          <table:table-cell office:value-type="float" office:value="3.53" calcext:value-type="float">
            <text:p>3.53</text:p>
          </table:table-cell>
          <table:table-cell office:value-type="float" office:value="2.34" calcext:value-type="float">
            <text:p>2.34</text:p>
          </table:table-cell>
          <table:table-cell office:value-type="float" office:value="0.5" calcext:value-type="float">
            <text:p>0.5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2883" calcext:value-type="float">
            <text:p>0.2883</text:p>
          </table:table-cell>
          <table:table-cell office:value-type="string" calcext:value-type="string">
            <text:p>draw</text:p>
          </table:table-cell>
          <table:table-cell table:formula="of:=([.I51]*([.F51]-1))-(1-[.I51])" office:value-type="float" office:value="0.555" calcext:value-type="float">
            <text:p>0.555</text:p>
          </table:table-cell>
          <table:table-cell table:formula="of:=([.J51]*([.G51]-1))-(1-[.J51])" office:value-type="float" office:value="-0.393193" calcext:value-type="float">
            <text:p>-0.393193</text:p>
          </table:table-cell>
          <table:table-cell table:formula="of:=([.K51]*([.H51]-1))-(1-[.K51])" office:value-type="float" office:value="-0.325378" calcext:value-type="float">
            <text:p>-0.325378</text:p>
          </table:table-cell>
          <table:table-cell/>
          <table:table-cell table:formula="of:=IF([.M51]&gt;0.1;IF([.M51]&gt;[.N51];IF([.M51]&gt;[.O51];[.M51];0);0);0)" office:value-type="float" office:value="0.555" calcext:value-type="float">
            <text:p>0.555</text:p>
          </table:table-cell>
          <table:table-cell table:formula="of:=IF([.N51]&gt;0.1;IF([.N51]&gt;[.M51];IF([.N51]&gt;[.O51];[.N51];0);0);0)" office:value-type="float" office:value="0" calcext:value-type="float">
            <text:p>0</text:p>
          </table:table-cell>
          <table:table-cell table:formula="of:=IF([.O51]&gt;0.1;IF([.O51]&gt;[.M51];IF([.O51]&gt;[.N51];[.O51];0);0);0)" office:value-type="float" office:value="0" calcext:value-type="float">
            <text:p>0</text:p>
          </table:table-cell>
          <table:table-cell/>
          <table:table-cell table:formula="of:=IF([.Q51]&gt;0;IF([.L51]=&quot;home&quot;;[.Q51]*[.F51];0);0)" office:value-type="float" office:value="0" calcext:value-type="float">
            <text:p>0</text:p>
          </table:table-cell>
          <table:table-cell table:formula="of:=IF([.R51]&gt;0;IF([.L51]=&quot;draw&quot;;[.R51]*[.G51];0);0)" office:value-type="float" office:value="0" calcext:value-type="float">
            <text:p>0</text:p>
          </table:table-cell>
          <table:table-cell table:formula="of:=IF([.S51]&gt;0;IF([.L51]=&quot;away&quot;;[.S51]*[.H51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p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3:0</text:p>
          </table:table-cell>
          <table:table-cell office:value-type="float" office:value="4" calcext:value-type="float">
            <text:p>4</text:p>
          </table:table-cell>
          <table:table-cell office:value-type="float" office:value="3.35" calcext:value-type="float">
            <text:p>3.35</text:p>
          </table:table-cell>
          <table:table-cell office:value-type="float" office:value="2.07" calcext:value-type="float">
            <text:p>2.07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1634" calcext:value-type="float">
            <text:p>0.1634</text:p>
          </table:table-cell>
          <table:table-cell office:value-type="string" calcext:value-type="string">
            <text:p>home</text:p>
          </table:table-cell>
          <table:table-cell table:formula="of:=([.I52]*([.F52]-1))-(1-[.I52])" office:value-type="float" office:value="0.9248" calcext:value-type="float">
            <text:p>0.9248</text:p>
          </table:table-cell>
          <table:table-cell table:formula="of:=([.J52]*([.G52]-1))-(1-[.J52])" office:value-type="float" office:value="0.190925" calcext:value-type="float">
            <text:p>0.190925</text:p>
          </table:table-cell>
          <table:table-cell table:formula="of:=([.K52]*([.H52]-1))-(1-[.K52])" office:value-type="float" office:value="-0.661762" calcext:value-type="float">
            <text:p>-0.661762</text:p>
          </table:table-cell>
          <table:table-cell/>
          <table:table-cell table:formula="of:=IF([.M52]&gt;0.1;IF([.M52]&gt;[.N52];IF([.M52]&gt;[.O52];[.M52];0);0);0)" office:value-type="float" office:value="0.9248" calcext:value-type="float">
            <text:p>0.9248</text:p>
          </table:table-cell>
          <table:table-cell table:formula="of:=IF([.N52]&gt;0.1;IF([.N52]&gt;[.M52];IF([.N52]&gt;[.O52];[.N52];0);0);0)" office:value-type="float" office:value="0" calcext:value-type="float">
            <text:p>0</text:p>
          </table:table-cell>
          <table:table-cell table:formula="of:=IF([.O52]&gt;0.1;IF([.O52]&gt;[.M52];IF([.O52]&gt;[.N52];[.O52];0);0);0)" office:value-type="float" office:value="0" calcext:value-type="float">
            <text:p>0</text:p>
          </table:table-cell>
          <table:table-cell/>
          <table:table-cell table:formula="of:=IF([.Q52]&gt;0;IF([.L52]=&quot;home&quot;;[.Q52]*[.F52];0);0)" office:value-type="float" office:value="3.6992" calcext:value-type="float">
            <text:p>3.6992</text:p>
          </table:table-cell>
          <table:table-cell table:formula="of:=IF([.R52]&gt;0;IF([.L52]=&quot;draw&quot;;[.R52]*[.G52];0);0)" office:value-type="float" office:value="0" calcext:value-type="float">
            <text:p>0</text:p>
          </table:table-cell>
          <table:table-cell table:formula="of:=IF([.S52]&gt;0;IF([.L52]=&quot;away&quot;;[.S52]*[.H52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Aug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1:1</text:p>
          </table:table-cell>
          <table:table-cell office:value-type="float" office:value="3.3" calcext:value-type="float">
            <text:p>3.3</text:p>
          </table:table-cell>
          <table:table-cell office:value-type="float" office:value="3.55" calcext:value-type="float">
            <text:p>3.55</text:p>
          </table:table-cell>
          <table:table-cell office:value-type="float" office:value="2.23" calcext:value-type="float">
            <text:p>2.23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2182" calcext:value-type="float">
            <text:p>0.2182</text:p>
          </table:table-cell>
          <table:table-cell office:value-type="string" calcext:value-type="string">
            <text:p>draw</text:p>
          </table:table-cell>
          <table:table-cell table:formula="of:=([.I53]*([.F53]-1))-(1-[.I53])" office:value-type="float" office:value="0.54473" calcext:value-type="float">
            <text:p>0.54473</text:p>
          </table:table-cell>
          <table:table-cell table:formula="of:=([.J53]*([.G53]-1))-(1-[.J53])" office:value-type="float" office:value="0.112925" calcext:value-type="float">
            <text:p>0.112925</text:p>
          </table:table-cell>
          <table:table-cell table:formula="of:=([.K53]*([.H53]-1))-(1-[.K53])" office:value-type="float" office:value="-0.513414" calcext:value-type="float">
            <text:p>-0.513414</text:p>
          </table:table-cell>
          <table:table-cell/>
          <table:table-cell table:formula="of:=IF([.M53]&gt;0.1;IF([.M53]&gt;[.N53];IF([.M53]&gt;[.O53];[.M53];0);0);0)" office:value-type="float" office:value="0.54473" calcext:value-type="float">
            <text:p>0.54473</text:p>
          </table:table-cell>
          <table:table-cell table:formula="of:=IF([.N53]&gt;0.1;IF([.N53]&gt;[.M53];IF([.N53]&gt;[.O53];[.N53];0);0);0)" office:value-type="float" office:value="0" calcext:value-type="float">
            <text:p>0</text:p>
          </table:table-cell>
          <table:table-cell table:formula="of:=IF([.O53]&gt;0.1;IF([.O53]&gt;[.M53];IF([.O53]&gt;[.N53];[.O53];0);0);0)" office:value-type="float" office:value="0" calcext:value-type="float">
            <text:p>0</text:p>
          </table:table-cell>
          <table:table-cell/>
          <table:table-cell table:formula="of:=IF([.Q53]&gt;0;IF([.L53]=&quot;home&quot;;[.Q53]*[.F53];0);0)" office:value-type="float" office:value="0" calcext:value-type="float">
            <text:p>0</text:p>
          </table:table-cell>
          <table:table-cell table:formula="of:=IF([.R53]&gt;0;IF([.L53]=&quot;draw&quot;;[.R53]*[.G53];0);0)" office:value-type="float" office:value="0" calcext:value-type="float">
            <text:p>0</text:p>
          </table:table-cell>
          <table:table-cell table:formula="of:=IF([.S53]&gt;0;IF([.L53]=&quot;away&quot;;[.S53]*[.H53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Aug 2021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1:0</text:p>
          </table:table-cell>
          <table:table-cell office:value-type="float" office:value="1.46" calcext:value-type="float">
            <text:p>1.46</text:p>
          </table:table-cell>
          <table:table-cell office:value-type="float" office:value="4.48" calcext:value-type="float">
            <text:p>4.48</text:p>
          </table:table-cell>
          <table:table-cell office:value-type="float" office:value="7.89" calcext:value-type="float">
            <text:p>7.89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1726" calcext:value-type="float">
            <text:p>0.1726</text:p>
          </table:table-cell>
          <table:table-cell office:value-type="string" calcext:value-type="string">
            <text:p>home</text:p>
          </table:table-cell>
          <table:table-cell table:formula="of:=([.I54]*([.F54]-1))-(1-[.I54])" office:value-type="float" office:value="-0.13349" calcext:value-type="float">
            <text:p>-0.13349</text:p>
          </table:table-cell>
          <table:table-cell table:formula="of:=([.J54]*([.G54]-1))-(1-[.J54])" office:value-type="float" office:value="0.0384640000000002" calcext:value-type="float">
            <text:p>0.038464</text:p>
          </table:table-cell>
          <table:table-cell table:formula="of:=([.K54]*([.H54]-1))-(1-[.K54])" office:value-type="float" office:value="0.361814" calcext:value-type="float">
            <text:p>0.361814</text:p>
          </table:table-cell>
          <table:table-cell/>
          <table:table-cell table:formula="of:=IF([.M54]&gt;0.1;IF([.M54]&gt;[.N54];IF([.M54]&gt;[.O54];[.M54];0);0);0)" office:value-type="float" office:value="0" calcext:value-type="float">
            <text:p>0</text:p>
          </table:table-cell>
          <table:table-cell table:formula="of:=IF([.N54]&gt;0.1;IF([.N54]&gt;[.M54];IF([.N54]&gt;[.O54];[.N54];0);0);0)" office:value-type="float" office:value="0" calcext:value-type="float">
            <text:p>0</text:p>
          </table:table-cell>
          <table:table-cell table:formula="of:=IF([.O54]&gt;0.1;IF([.O54]&gt;[.M54];IF([.O54]&gt;[.N54];[.O54];0);0);0)" office:value-type="float" office:value="0.361814" calcext:value-type="float">
            <text:p>0.361814</text:p>
          </table:table-cell>
          <table:table-cell/>
          <table:table-cell table:formula="of:=IF([.Q54]&gt;0;IF([.L54]=&quot;home&quot;;[.Q54]*[.F54];0);0)" office:value-type="float" office:value="0" calcext:value-type="float">
            <text:p>0</text:p>
          </table:table-cell>
          <table:table-cell table:formula="of:=IF([.R54]&gt;0;IF([.L54]=&quot;draw&quot;;[.R54]*[.G54];0);0)" office:value-type="float" office:value="0" calcext:value-type="float">
            <text:p>0</text:p>
          </table:table-cell>
          <table:table-cell table:formula="of:=IF([.S54]&gt;0;IF([.L54]=&quot;away&quot;;[.S54]*[.H54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1:1</text:p>
          </table:table-cell>
          <table:table-cell office:value-type="float" office:value="2.44" calcext:value-type="float">
            <text:p>2.44</text:p>
          </table:table-cell>
          <table:table-cell office:value-type="float" office:value="3.35" calcext:value-type="float">
            <text:p>3.35</text:p>
          </table:table-cell>
          <table:table-cell office:value-type="float" office:value="3.08" calcext:value-type="float">
            <text:p>3.08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5274" calcext:value-type="float">
            <text:p>0.5274</text:p>
          </table:table-cell>
          <table:table-cell office:value-type="string" calcext:value-type="string">
            <text:p>draw</text:p>
          </table:table-cell>
          <table:table-cell table:formula="of:=([.I55]*([.F55]-1))-(1-[.I55])" office:value-type="float" office:value="-0.54006" calcext:value-type="float">
            <text:p>-0.54006</text:p>
          </table:table-cell>
          <table:table-cell table:formula="of:=([.J55]*([.G55]-1))-(1-[.J55])" office:value-type="float" office:value="-0.0499399999999999" calcext:value-type="float">
            <text:p>-0.04994</text:p>
          </table:table-cell>
          <table:table-cell table:formula="of:=([.K55]*([.H55]-1))-(1-[.K55])" office:value-type="float" office:value="0.624392" calcext:value-type="float">
            <text:p>0.624392</text:p>
          </table:table-cell>
          <table:table-cell/>
          <table:table-cell table:formula="of:=IF([.M55]&gt;0.1;IF([.M55]&gt;[.N55];IF([.M55]&gt;[.O55];[.M55];0);0);0)" office:value-type="float" office:value="0" calcext:value-type="float">
            <text:p>0</text:p>
          </table:table-cell>
          <table:table-cell table:formula="of:=IF([.N55]&gt;0.1;IF([.N55]&gt;[.M55];IF([.N55]&gt;[.O55];[.N55];0);0);0)" office:value-type="float" office:value="0" calcext:value-type="float">
            <text:p>0</text:p>
          </table:table-cell>
          <table:table-cell table:formula="of:=IF([.O55]&gt;0.1;IF([.O55]&gt;[.M55];IF([.O55]&gt;[.N55];[.O55];0);0);0)" office:value-type="float" office:value="0.624392" calcext:value-type="float">
            <text:p>0.624392</text:p>
          </table:table-cell>
          <table:table-cell/>
          <table:table-cell table:formula="of:=IF([.Q55]&gt;0;IF([.L55]=&quot;home&quot;;[.Q55]*[.F55];0);0)" office:value-type="float" office:value="0" calcext:value-type="float">
            <text:p>0</text:p>
          </table:table-cell>
          <table:table-cell table:formula="of:=IF([.R55]&gt;0;IF([.L55]=&quot;draw&quot;;[.R55]*[.G55];0);0)" office:value-type="float" office:value="0" calcext:value-type="float">
            <text:p>0</text:p>
          </table:table-cell>
          <table:table-cell table:formula="of:=IF([.S55]&gt;0;IF([.L55]=&quot;away&quot;;[.S55]*[.H55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Aston Villa</text:p>
          </table:table-cell>
          <table:table-cell office:value-type="string" calcext:value-type="string">
            <text:p>Brentford</text:p>
          </table:table-cell>
          <table:table-cell office:value-type="string" calcext:value-type="string">
            <text:p>1:1</text:p>
          </table:table-cell>
          <table:table-cell office:value-type="float" office:value="2.09" calcext:value-type="float">
            <text:p>2.09</text:p>
          </table:table-cell>
          <table:table-cell office:value-type="float" office:value="3.31" calcext:value-type="float">
            <text:p>3.31</text:p>
          </table:table-cell>
          <table:table-cell office:value-type="float" office:value="3.93" calcext:value-type="float">
            <text:p>3.93</text:p>
          </table:table-cell>
          <table:table-cell office:value-type="float" office:value="0.193" calcext:value-type="float">
            <text:p>0.193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3412" calcext:value-type="float">
            <text:p>0.3412</text:p>
          </table:table-cell>
          <table:table-cell office:value-type="string" calcext:value-type="string">
            <text:p>draw</text:p>
          </table:table-cell>
          <table:table-cell table:formula="of:=([.I56]*([.F56]-1))-(1-[.I56])" office:value-type="float" office:value="-0.59663" calcext:value-type="float">
            <text:p>-0.59663</text:p>
          </table:table-cell>
          <table:table-cell table:formula="of:=([.J56]*([.G56]-1))-(1-[.J56])" office:value-type="float" office:value="0.541798" calcext:value-type="float">
            <text:p>0.541798</text:p>
          </table:table-cell>
          <table:table-cell table:formula="of:=([.K56]*([.H56]-1))-(1-[.K56])" office:value-type="float" office:value="0.340916" calcext:value-type="float">
            <text:p>0.340916</text:p>
          </table:table-cell>
          <table:table-cell/>
          <table:table-cell table:formula="of:=IF([.M56]&gt;0.1;IF([.M56]&gt;[.N56];IF([.M56]&gt;[.O56];[.M56];0);0);0)" office:value-type="float" office:value="0" calcext:value-type="float">
            <text:p>0</text:p>
          </table:table-cell>
          <table:table-cell table:formula="of:=IF([.N56]&gt;0.1;IF([.N56]&gt;[.M56];IF([.N56]&gt;[.O56];[.N56];0);0);0)" office:value-type="float" office:value="0.541798" calcext:value-type="float">
            <text:p>0.541798</text:p>
          </table:table-cell>
          <table:table-cell table:formula="of:=IF([.O56]&gt;0.1;IF([.O56]&gt;[.M56];IF([.O56]&gt;[.N56];[.O56];0);0);0)" office:value-type="float" office:value="0" calcext:value-type="float">
            <text:p>0</text:p>
          </table:table-cell>
          <table:table-cell/>
          <table:table-cell table:formula="of:=IF([.Q56]&gt;0;IF([.L56]=&quot;home&quot;;[.Q56]*[.F56];0);0)" office:value-type="float" office:value="0" calcext:value-type="float">
            <text:p>0</text:p>
          </table:table-cell>
          <table:table-cell table:formula="of:=IF([.R56]&gt;0;IF([.L56]=&quot;draw&quot;;[.R56]*[.G56];0);0)" office:value-type="float" office:value="1.79335138" calcext:value-type="float">
            <text:p>1.79335138</text:p>
          </table:table-cell>
          <table:table-cell table:formula="of:=IF([.S56]&gt;0;IF([.L56]=&quot;away&quot;;[.S56]*[.H56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0:2</text:p>
          </table:table-cell>
          <table:table-cell office:value-type="float" office:value="2.32" calcext:value-type="float">
            <text:p>2.32</text:p>
          </table:table-cell>
          <table:table-cell office:value-type="float" office:value="3.25" calcext:value-type="float">
            <text:p>3.25</text:p>
          </table:table-cell>
          <table:table-cell office:value-type="float" office:value="3.37" calcext:value-type="float">
            <text:p>3.37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way</text:p>
          </table:table-cell>
          <table:table-cell table:formula="of:=([.I57]*([.F57]-1))-(1-[.I57])" office:value-type="float" office:value="-0.359448" calcext:value-type="float">
            <text:p>-0.359448</text:p>
          </table:table-cell>
          <table:table-cell table:formula="of:=([.J57]*([.G57]-1))-(1-[.J57])" office:value-type="float" office:value="0.42415" calcext:value-type="float">
            <text:p>0.42415</text:p>
          </table:table-cell>
          <table:table-cell table:formula="of:=([.K57]*([.H57]-1))-(1-[.K57])" office:value-type="float" office:value="-0.0371909999999999" calcext:value-type="float">
            <text:p>-0.037191</text:p>
          </table:table-cell>
          <table:table-cell/>
          <table:table-cell table:formula="of:=IF([.M57]&gt;0.1;IF([.M57]&gt;[.N57];IF([.M57]&gt;[.O57];[.M57];0);0);0)" office:value-type="float" office:value="0" calcext:value-type="float">
            <text:p>0</text:p>
          </table:table-cell>
          <table:table-cell table:formula="of:=IF([.N57]&gt;0.1;IF([.N57]&gt;[.M57];IF([.N57]&gt;[.O57];[.N57];0);0);0)" office:value-type="float" office:value="0.42415" calcext:value-type="float">
            <text:p>0.42415</text:p>
          </table:table-cell>
          <table:table-cell table:formula="of:=IF([.O57]&gt;0.1;IF([.O57]&gt;[.M57];IF([.O57]&gt;[.N57];[.O57];0);0);0)" office:value-type="float" office:value="0" calcext:value-type="float">
            <text:p>0</text:p>
          </table:table-cell>
          <table:table-cell/>
          <table:table-cell table:formula="of:=IF([.Q57]&gt;0;IF([.L57]=&quot;home&quot;;[.Q57]*[.F57];0);0)" office:value-type="float" office:value="0" calcext:value-type="float">
            <text:p>0</text:p>
          </table:table-cell>
          <table:table-cell table:formula="of:=IF([.R57]&gt;0;IF([.L57]=&quot;draw&quot;;[.R57]*[.G57];0);0)" office:value-type="float" office:value="0" calcext:value-type="float">
            <text:p>0</text:p>
          </table:table-cell>
          <table:table-cell table:formula="of:=IF([.S57]&gt;0;IF([.L57]=&quot;away&quot;;[.S57]*[.H57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1:2</text:p>
          </table:table-cell>
          <table:table-cell office:value-type="float" office:value="4.22" calcext:value-type="float">
            <text:p>4.22</text:p>
          </table:table-cell>
          <table:table-cell office:value-type="float" office:value="3.65" calcext:value-type="float">
            <text:p>3.65</text:p>
          </table:table-cell>
          <table:table-cell office:value-type="float" office:value="1.91" calcext:value-type="float">
            <text:p>1.9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2984" calcext:value-type="float">
            <text:p>0.2984</text:p>
          </table:table-cell>
          <table:table-cell office:value-type="string" calcext:value-type="string">
            <text:p>away</text:p>
          </table:table-cell>
          <table:table-cell table:formula="of:=([.I58]*([.F58]-1))-(1-[.I58])" office:value-type="float" office:value="0.537346" calcext:value-type="float">
            <text:p>0.537346</text:p>
          </table:table-cell>
          <table:table-cell table:formula="of:=([.J58]*([.G58]-1))-(1-[.J58])" office:value-type="float" office:value="0.23078" calcext:value-type="float">
            <text:p>0.23078</text:p>
          </table:table-cell>
          <table:table-cell table:formula="of:=([.K58]*([.H58]-1))-(1-[.K58])" office:value-type="float" office:value="-0.430056" calcext:value-type="float">
            <text:p>-0.430056</text:p>
          </table:table-cell>
          <table:table-cell/>
          <table:table-cell table:formula="of:=IF([.M58]&gt;0.1;IF([.M58]&gt;[.N58];IF([.M58]&gt;[.O58];[.M58];0);0);0)" office:value-type="float" office:value="0.537346" calcext:value-type="float">
            <text:p>0.537346</text:p>
          </table:table-cell>
          <table:table-cell table:formula="of:=IF([.N58]&gt;0.1;IF([.N58]&gt;[.M58];IF([.N58]&gt;[.O58];[.N58];0);0);0)" office:value-type="float" office:value="0" calcext:value-type="float">
            <text:p>0</text:p>
          </table:table-cell>
          <table:table-cell table:formula="of:=IF([.O58]&gt;0.1;IF([.O58]&gt;[.M58];IF([.O58]&gt;[.N58];[.O58];0);0);0)" office:value-type="float" office:value="0" calcext:value-type="float">
            <text:p>0</text:p>
          </table:table-cell>
          <table:table-cell/>
          <table:table-cell table:formula="of:=IF([.Q58]&gt;0;IF([.L58]=&quot;home&quot;;[.Q58]*[.F58];0);0)" office:value-type="float" office:value="0" calcext:value-type="float">
            <text:p>0</text:p>
          </table:table-cell>
          <table:table-cell table:formula="of:=IF([.R58]&gt;0;IF([.L58]=&quot;draw&quot;;[.R58]*[.G58];0);0)" office:value-type="float" office:value="0" calcext:value-type="float">
            <text:p>0</text:p>
          </table:table-cell>
          <table:table-cell table:formula="of:=IF([.S58]&gt;0;IF([.L58]=&quot;away&quot;;[.S58]*[.H58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2:2</text:p>
          </table:table-cell>
          <table:table-cell office:value-type="float" office:value="1.57" calcext:value-type="float">
            <text:p>1.57</text:p>
          </table:table-cell>
          <table:table-cell office:value-type="float" office:value="4.1" calcext:value-type="float">
            <text:p>4.1</text:p>
          </table:table-cell>
          <table:table-cell office:value-type="float" office:value="6.54" calcext:value-type="float">
            <text:p>6.54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0814" calcext:value-type="float">
            <text:p>0.0814</text:p>
          </table:table-cell>
          <table:table-cell office:value-type="string" calcext:value-type="string">
            <text:p>draw</text:p>
          </table:table-cell>
          <table:table-cell table:formula="of:=([.I59]*([.F59]-1))-(1-[.I59])" office:value-type="float" office:value="-0.0382179999999999" calcext:value-type="float">
            <text:p>-0.038218</text:p>
          </table:table-cell>
          <table:table-cell table:formula="of:=([.J59]*([.G59]-1))-(1-[.J59])" office:value-type="float" office:value="0.25378" calcext:value-type="float">
            <text:p>0.25378</text:p>
          </table:table-cell>
          <table:table-cell table:formula="of:=([.K59]*([.H59]-1))-(1-[.K59])" office:value-type="float" office:value="-0.467644" calcext:value-type="float">
            <text:p>-0.467644</text:p>
          </table:table-cell>
          <table:table-cell/>
          <table:table-cell table:formula="of:=IF([.M59]&gt;0.1;IF([.M59]&gt;[.N59];IF([.M59]&gt;[.O59];[.M59];0);0);0)" office:value-type="float" office:value="0" calcext:value-type="float">
            <text:p>0</text:p>
          </table:table-cell>
          <table:table-cell table:formula="of:=IF([.N59]&gt;0.1;IF([.N59]&gt;[.M59];IF([.N59]&gt;[.O59];[.N59];0);0);0)" office:value-type="float" office:value="0.25378" calcext:value-type="float">
            <text:p>0.25378</text:p>
          </table:table-cell>
          <table:table-cell table:formula="of:=IF([.O59]&gt;0.1;IF([.O59]&gt;[.M59];IF([.O59]&gt;[.N59];[.O59];0);0);0)" office:value-type="float" office:value="0" calcext:value-type="float">
            <text:p>0</text:p>
          </table:table-cell>
          <table:table-cell/>
          <table:table-cell table:formula="of:=IF([.Q59]&gt;0;IF([.L59]=&quot;home&quot;;[.Q59]*[.F59];0);0)" office:value-type="float" office:value="0" calcext:value-type="float">
            <text:p>0</text:p>
          </table:table-cell>
          <table:table-cell table:formula="of:=IF([.R59]&gt;0;IF([.L59]=&quot;draw&quot;;[.R59]*[.G59];0);0)" office:value-type="float" office:value="1.040498" calcext:value-type="float">
            <text:p>1.040498</text:p>
          </table:table-cell>
          <table:table-cell table:formula="of:=IF([.S59]&gt;0;IF([.L59]=&quot;away&quot;;[.S59]*[.H59];0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Aug 2021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5:0</text:p>
          </table:table-cell>
          <table:table-cell office:value-type="float" office:value="1.35" calcext:value-type="float">
            <text:p>1.35</text:p>
          </table:table-cell>
          <table:table-cell office:value-type="float" office:value="5.27" calcext:value-type="float">
            <text:p>5.27</text:p>
          </table:table-cell>
          <table:table-cell office:value-type="float" office:value="9.94" calcext:value-type="float">
            <text:p>9.94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36" calcext:value-type="float">
            <text:p>0.0036</text:p>
          </table:table-cell>
          <table:table-cell office:value-type="string" calcext:value-type="string">
            <text:p>home</text:p>
          </table:table-cell>
          <table:table-cell table:formula="of:=([.I60]*([.F60]-1))-(1-[.I60])" office:value-type="float" office:value="0.0682550000000001" calcext:value-type="float">
            <text:p>0.068255</text:p>
          </table:table-cell>
          <table:table-cell table:formula="of:=([.J60]*([.G60]-1))-(1-[.J60])" office:value-type="float" office:value="0.0750799999999999" calcext:value-type="float">
            <text:p>0.07508</text:p>
          </table:table-cell>
          <table:table-cell table:formula="of:=([.K60]*([.H60]-1))-(1-[.K60])" office:value-type="float" office:value="-0.964216" calcext:value-type="float">
            <text:p>-0.964216</text:p>
          </table:table-cell>
          <table:table-cell/>
          <table:table-cell table:formula="of:=IF([.M60]&gt;0.1;IF([.M60]&gt;[.N60];IF([.M60]&gt;[.O60];[.M60];0);0);0)" office:value-type="float" office:value="0" calcext:value-type="float">
            <text:p>0</text:p>
          </table:table-cell>
          <table:table-cell table:formula="of:=IF([.N60]&gt;0.1;IF([.N60]&gt;[.M60];IF([.N60]&gt;[.O60];[.N60];0);0);0)" office:value-type="float" office:value="0" calcext:value-type="float">
            <text:p>0</text:p>
          </table:table-cell>
          <table:table-cell table:formula="of:=IF([.O60]&gt;0.1;IF([.O60]&gt;[.M60];IF([.O60]&gt;[.N60];[.O60];0);0);0)" office:value-type="float" office:value="0" calcext:value-type="float">
            <text:p>0</text:p>
          </table:table-cell>
          <table:table-cell/>
          <table:table-cell table:formula="of:=IF([.Q60]&gt;0;IF([.L60]=&quot;home&quot;;[.Q60]*[.F60];0);0)" office:value-type="float" office:value="0" calcext:value-type="float">
            <text:p>0</text:p>
          </table:table-cell>
          <table:table-cell table:formula="of:=IF([.R60]&gt;0;IF([.L60]=&quot;draw&quot;;[.R60]*[.G60];0);0)" office:value-type="float" office:value="0" calcext:value-type="float">
            <text:p>0</text:p>
          </table:table-cell>
          <table:table-cell table:formula="of:=IF([.S60]&gt;0;IF([.L60]=&quot;away&quot;;[.S60]*[.H60];0)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3:35:41.97758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4T13:37:40.762037647</dc:date>
    <meta:editing-duration>PT14M20S</meta:editing-duration>
    <meta:editing-cycles>2</meta:editing-cycles>
    <meta:generator>LibreOffice/6.4.7.2$Linux_X86_64 LibreOffice_project/40$Build-2</meta:generator>
    <meta:document-statistic meta:table-count="1" meta:cell-count="1260" meta:object-count="0"/>
  </office:meta>
</office:document-meta>
</file>